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270700" table:style-name="ce7">
            <text:p>11.270.700</text:p>
          </table:table-cell>
          <table:table-cell office:value-type="float" office:value="870000" table:style-name="ce7">
            <text:p>870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330900" table:style-name="ce9">
            <text:p>17.330.900</text:p>
          </table:table-cell>
          <table:table-cell office:value-type="float" office:value="16501360.5" table:style-name="ce9">
            <text:p>16.501.361</text:p>
          </table:table-cell>
          <table:table-cell office:value-type="percentage" office:value="0.95213523244609344" table:style-name="ce10">
            <text:p>95,21%</text:p>
          </table:table-cell>
          <table:table-cell office:value-type="float" office:value="7430821" table:style-name="ce8">
            <text:p>7.430.821</text:p>
          </table:table-cell>
          <table:table-cell office:value-type="float" office:value="6908936" table:style-name="ce8">
            <text:p>6.908.936</text:p>
          </table:table-cell>
          <table:table-cell office:value-type="float" office:value="3693985" table:style-name="ce8">
            <text:p>3.693.985</text:p>
          </table:table-cell>
          <table:table-cell office:value-type="date" office:date-value="2022-02-08T00:00:00" table:style-name="ce11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26000" table:style-name="ce7">
            <text:p>126.000</text:p>
          </table:table-cell>
          <table:table-cell office:value-type="float" office:value="468390" table:style-name="ce7">
            <text:p>468.3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61821" table:style-name="ce14">
            <text:p>2.761.821</text:p>
          </table:table-cell>
          <table:table-cell office:value-type="float" office:value="2564122.5" table:style-name="ce14">
            <text:p>2.564.123</text:p>
          </table:table-cell>
          <table:table-cell office:value-type="percentage" office:value="0.92841733769132762" table:style-name="ce15">
            <text:p>92,84%</text:p>
          </table:table-cell>
          <table:table-cell office:value-type="float" office:value="1143056" table:style-name="ce13">
            <text:p>1.143.056</text:p>
          </table:table-cell>
          <table:table-cell office:value-type="float" office:value="1074618" table:style-name="ce13">
            <text:p>1.074.618</text:p>
          </table:table-cell>
          <table:table-cell office:value-type="float" office:value="645169" table:style-name="ce13">
            <text:p>645.169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78000" table:style-name="ce7">
            <text:p>78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33665" table:style-name="ce14">
            <text:p>2.433.665</text:p>
          </table:table-cell>
          <table:table-cell office:value-type="float" office:value="2231118.5" table:style-name="ce14">
            <text:p>2.231.119</text:p>
          </table:table-cell>
          <table:table-cell office:value-type="percentage" office:value="0.91677305627520633" table:style-name="ce15">
            <text:p>91,68%</text:p>
          </table:table-cell>
          <table:table-cell office:value-type="float" office:value="923513" table:style-name="ce13">
            <text:p>923.513</text:p>
          </table:table-cell>
          <table:table-cell office:value-type="float" office:value="872946" table:style-name="ce13">
            <text:p>872.946</text:p>
          </table:table-cell>
          <table:table-cell office:value-type="float" office:value="696834" table:style-name="ce13">
            <text:p>696.834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81717" table:style-name="ce14">
            <text:p>1.981.717</text:p>
          </table:table-cell>
          <table:table-cell office:value-type="percentage" office:value="0.87773045486395007" table:style-name="ce15">
            <text:p>87,77%</text:p>
          </table:table-cell>
          <table:table-cell office:value-type="float" office:value="924058" table:style-name="ce13">
            <text:p>924.058</text:p>
          </table:table-cell>
          <table:table-cell office:value-type="float" office:value="880107" table:style-name="ce13">
            <text:p>880.107</text:p>
          </table:table-cell>
          <table:table-cell office:value-type="float" office:value="432279" table:style-name="ce13">
            <text:p>432.279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742450" table:style-name="ce7">
            <text:p>2.742.450</text:p>
          </table:table-cell>
          <table:table-cell office:value-type="float" office:value="186000" table:style-name="ce7">
            <text:p>186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342600" table:style-name="ce14">
            <text:p>4.342.600</text:p>
          </table:table-cell>
          <table:table-cell office:value-type="float" office:value="4000044" table:style-name="ce14">
            <text:p>4.000.044</text:p>
          </table:table-cell>
          <table:table-cell office:value-type="percentage" office:value="0.92111730299820382" table:style-name="ce15">
            <text:p>92,11%</text:p>
          </table:table-cell>
          <table:table-cell office:value-type="float" office:value="1807875" table:style-name="ce13">
            <text:p>1.807.875</text:p>
          </table:table-cell>
          <table:table-cell office:value-type="float" office:value="1682471" table:style-name="ce13">
            <text:p>1.682.471</text:p>
          </table:table-cell>
          <table:table-cell office:value-type="float" office:value="899650" table:style-name="ce13">
            <text:p>899.650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18048.5" table:style-name="ce14">
            <text:p>1.218.049</text:p>
          </table:table-cell>
          <table:table-cell office:value-type="percentage" office:value="0.9424775029209449" table:style-name="ce15">
            <text:p>94,25%</text:p>
          </table:table-cell>
          <table:table-cell office:value-type="float" office:value="516429" table:style-name="ce13">
            <text:p>516.429</text:p>
          </table:table-cell>
          <table:table-cell office:value-type="float" office:value="488759" table:style-name="ce13">
            <text:p>488.759</text:p>
          </table:table-cell>
          <table:table-cell office:value-type="float" office:value="331882" table:style-name="ce13">
            <text:p>331.882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192000" table:style-name="ce7">
            <text:p>19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531638" table:style-name="ce14">
            <text:p>5.531.638</text:p>
          </table:table-cell>
          <table:table-cell office:value-type="float" office:value="5152020.5" table:style-name="ce14">
            <text:p>5.152.021</text:p>
          </table:table-cell>
          <table:table-cell office:value-type="percentage" office:value="0.93137340151325887" table:style-name="ce15">
            <text:p>93,14%</text:p>
          </table:table-cell>
          <table:table-cell office:value-type="float" office:value="2136826" table:style-name="ce13">
            <text:p>2.136.826</text:p>
          </table:table-cell>
          <table:table-cell office:value-type="float" office:value="2008733" table:style-name="ce13">
            <text:p>2.008.733</text:p>
          </table:table-cell>
          <table:table-cell office:value-type="float" office:value="1406277" table:style-name="ce13">
            <text:p>1.406.277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04000" table:style-name="ce7">
            <text:p>20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280785" table:style-name="ce14">
            <text:p>4.280.785</text:p>
          </table:table-cell>
          <table:table-cell office:value-type="float" office:value="3823056.5" table:style-name="ce14">
            <text:p>3.823.057</text:p>
          </table:table-cell>
          <table:table-cell office:value-type="percentage" office:value="0.89307370026759114" table:style-name="ce15">
            <text:p>89,31%</text:p>
          </table:table-cell>
          <table:table-cell office:value-type="float" office:value="1752824" table:style-name="ce13">
            <text:p>1.752.824</text:p>
          </table:table-cell>
          <table:table-cell office:value-type="float" office:value="1612054" table:style-name="ce13">
            <text:p>1.612.054</text:p>
          </table:table-cell>
          <table:table-cell office:value-type="float" office:value="955467" table:style-name="ce13">
            <text:p>955.467</text:p>
          </table:table-cell>
          <table:table-cell office:value-type="date" office:date-value="2022-02-07T00:00:00" table:style-name="ce16">
            <text:p>0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748989" table:style-name="ce14">
            <text:p>13.748.989</text:p>
          </table:table-cell>
          <table:table-cell office:value-type="percentage" office:value="0.93444403288125566" table:style-name="ce15">
            <text:p>93,44%</text:p>
          </table:table-cell>
          <table:table-cell office:value-type="float" office:value="6458076" table:style-name="ce13">
            <text:p>6.458.076</text:p>
          </table:table-cell>
          <table:table-cell office:value-type="float" office:value="6094760" table:style-name="ce13">
            <text:p>6.094.760</text:p>
          </table:table-cell>
          <table:table-cell office:value-type="float" office:value="3420317" table:style-name="ce13">
            <text:p>3.420.317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947650" table:style-name="ce7">
            <text:p>6.947.650</text:p>
          </table:table-cell>
          <table:table-cell office:value-type="float" office:value="780000" table:style-name="ce7">
            <text:p>780.000</text:p>
          </table:table-cell>
          <table:table-cell office:value-type="float" office:value="2112740" table:style-name="ce7">
            <text:p>2.112.7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917415" table:style-name="ce14">
            <text:p>10.917.415</text:p>
          </table:table-cell>
          <table:table-cell office:value-type="float" office:value="9728458" table:style-name="ce14">
            <text:p>9.728.458</text:p>
          </table:table-cell>
          <table:table-cell office:value-type="percentage" office:value="0.89109537376750814" table:style-name="ce15">
            <text:p>89,11%</text:p>
          </table:table-cell>
          <table:table-cell office:value-type="float" office:value="4390485" table:style-name="ce13">
            <text:p>4.390.485</text:p>
          </table:table-cell>
          <table:table-cell office:value-type="float" office:value="4098894" table:style-name="ce13">
            <text:p>4.098.894</text:p>
          </table:table-cell>
          <table:table-cell office:value-type="float" office:value="2619542" table:style-name="ce13">
            <text:p>2.619.542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95273" table:style-name="ce7">
            <text:p>1.595.273</text:p>
          </table:table-cell>
          <table:table-cell office:value-type="float" office:value="96000" table:style-name="ce7">
            <text:p>9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221228" table:style-name="ce14">
            <text:p>2.221.228</text:p>
          </table:table-cell>
          <table:table-cell office:value-type="float" office:value="2211767.5" table:style-name="ce14">
            <text:p>2.211.768</text:p>
          </table:table-cell>
          <table:table-cell office:value-type="percentage" office:value="0.99574086946499862" table:style-name="ce15">
            <text:p>99,57%</text:p>
          </table:table-cell>
          <table:table-cell office:value-type="float" office:value="958747" table:style-name="ce13">
            <text:p>958.747</text:p>
          </table:table-cell>
          <table:table-cell office:value-type="float" office:value="896041" table:style-name="ce13">
            <text:p>896.041</text:p>
          </table:table-cell>
          <table:table-cell office:value-type="float" office:value="565952" table:style-name="ce13">
            <text:p>565.952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10000" table:style-name="ce7">
            <text:p>21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6013364" table:style-name="ce14">
            <text:p>6.013.364</text:p>
          </table:table-cell>
          <table:table-cell office:value-type="float" office:value="5952382.5" table:style-name="ce14">
            <text:p>5.952.383</text:p>
          </table:table-cell>
          <table:table-cell office:value-type="percentage" office:value="0.9898590040449905" table:style-name="ce15">
            <text:p>98,99%</text:p>
          </table:table-cell>
          <table:table-cell office:value-type="float" office:value="2464802" table:style-name="ce13">
            <text:p>2.464.802</text:p>
          </table:table-cell>
          <table:table-cell office:value-type="float" office:value="2321495" table:style-name="ce13">
            <text:p>2.321.495</text:p>
          </table:table-cell>
          <table:table-cell office:value-type="float" office:value="1884937" table:style-name="ce13">
            <text:p>1.884.937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47005" table:style-name="ce7">
            <text:p>447.005</text:p>
          </table:table-cell>
          <table:table-cell office:value-type="float" office:value="30000" table:style-name="ce7">
            <text:p>30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55045" table:style-name="ce14">
            <text:p>655.045</text:p>
          </table:table-cell>
          <table:table-cell office:value-type="float" office:value="614954" table:style-name="ce14">
            <text:p>614.954</text:p>
          </table:table-cell>
          <table:table-cell office:value-type="percentage" office:value="0.93879657122793092" table:style-name="ce15">
            <text:p>93,88%</text:p>
          </table:table-cell>
          <table:table-cell office:value-type="float" office:value="281930" table:style-name="ce13">
            <text:p>281.930</text:p>
          </table:table-cell>
          <table:table-cell office:value-type="float" office:value="261697" table:style-name="ce13">
            <text:p>261.697</text:p>
          </table:table-cell>
          <table:table-cell office:value-type="float" office:value="149562" table:style-name="ce13">
            <text:p>149.562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722812.5" table:style-name="ce14">
            <text:p>12.722.813</text:p>
          </table:table-cell>
          <table:table-cell office:value-type="percentage" office:value="0.99001007299321186" table:style-name="ce15">
            <text:p>99,00%</text:p>
          </table:table-cell>
          <table:table-cell office:value-type="float" office:value="5745459" table:style-name="ce13">
            <text:p>5.745.459</text:p>
          </table:table-cell>
          <table:table-cell office:value-type="float" office:value="5375175" table:style-name="ce13">
            <text:p>5.375.175</text:p>
          </table:table-cell>
          <table:table-cell office:value-type="float" office:value="3067672" table:style-name="ce13">
            <text:p>3.067.672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68000" table:style-name="ce7">
            <text:p>168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79735" table:style-name="ce14">
            <text:p>2.879.735</text:p>
          </table:table-cell>
          <table:table-cell office:value-type="float" office:value="2715762.5" table:style-name="ce14">
            <text:p>2.715.763</text:p>
          </table:table-cell>
          <table:table-cell office:value-type="percentage" office:value="0.94305986488340077" table:style-name="ce15">
            <text:p>94,31%</text:p>
          </table:table-cell>
          <table:table-cell office:value-type="float" office:value="1296373" table:style-name="ce13">
            <text:p>1.296.373</text:p>
          </table:table-cell>
          <table:table-cell office:value-type="float" office:value="1201041" table:style-name="ce13">
            <text:p>1.201.041</text:p>
          </table:table-cell>
          <table:table-cell office:value-type="float" office:value="625541" table:style-name="ce13">
            <text:p>625.541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66000" table:style-name="ce7">
            <text:p>66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2767" table:style-name="ce14">
            <text:p>1.372.767</text:p>
          </table:table-cell>
          <table:table-cell office:value-type="float" office:value="1260857" table:style-name="ce14">
            <text:p>1.260.857</text:p>
          </table:table-cell>
          <table:table-cell office:value-type="percentage" office:value="0.91847851820447313" table:style-name="ce15">
            <text:p>91,85%</text:p>
          </table:table-cell>
          <table:table-cell office:value-type="float" office:value="564585" table:style-name="ce13">
            <text:p>564.585</text:p>
          </table:table-cell>
          <table:table-cell office:value-type="float" office:value="533496" table:style-name="ce13">
            <text:p>533.496</text:p>
          </table:table-cell>
          <table:table-cell office:value-type="float" office:value="317551" table:style-name="ce13">
            <text:p>317.551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04000" table:style-name="ce7">
            <text:p>204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49005" table:style-name="ce14">
            <text:p>4.649.005</text:p>
          </table:table-cell>
          <table:table-cell office:value-type="float" office:value="4290582" table:style-name="ce14">
            <text:p>4.290.582</text:p>
          </table:table-cell>
          <table:table-cell office:value-type="percentage" office:value="0.9229032879078426" table:style-name="ce15">
            <text:p>92,29%</text:p>
          </table:table-cell>
          <table:table-cell office:value-type="float" office:value="1938265" table:style-name="ce13">
            <text:p>1.938.265</text:p>
          </table:table-cell>
          <table:table-cell office:value-type="float" office:value="1828075" table:style-name="ce13">
            <text:p>1.828.075</text:p>
          </table:table-cell>
          <table:table-cell office:value-type="float" office:value="1115890" table:style-name="ce13">
            <text:p>1.115.890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8910" table:style-name="ce7">
            <text:p>28.9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389" table:style-name="ce14">
            <text:p>165.389</text:p>
          </table:table-cell>
          <table:table-cell office:value-type="float" office:value="147113" table:style-name="ce14">
            <text:p>147.113</text:p>
          </table:table-cell>
          <table:table-cell office:value-type="percentage" office:value="0.8894968831058897" table:style-name="ce15">
            <text:p>88,95%</text:p>
          </table:table-cell>
          <table:table-cell office:value-type="float" office:value="69193" table:style-name="ce13">
            <text:p>69.193</text:p>
          </table:table-cell>
          <table:table-cell office:value-type="float" office:value="63556" table:style-name="ce13">
            <text:p>63.556</text:p>
          </table:table-cell>
          <table:table-cell office:value-type="float" office:value="29993" table:style-name="ce13">
            <text:p>29.993</text:p>
          </table:table-cell>
          <table:table-cell office:value-type="date" office:date-value="2022-02-08T00:00:00" table:style-name="ce16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4749.5" table:style-name="ce14">
            <text:p>134.750</text:p>
          </table:table-cell>
          <table:table-cell office:value-type="percentage" office:value="0.85403409811129416" table:style-name="ce15">
            <text:p>85,40%</text:p>
          </table:table-cell>
          <table:table-cell office:value-type="float" office:value="64964" table:style-name="ce13">
            <text:p>64.964</text:p>
          </table:table-cell>
          <table:table-cell office:value-type="float" office:value="59358" table:style-name="ce13">
            <text:p>59.358</text:p>
          </table:table-cell>
          <table:table-cell office:value-type="float" office:value="25467" table:style-name="ce13">
            <text:p>25.467</text:p>
          </table:table-cell>
          <table:table-cell office:value-type="date" office:date-value="2022-02-08T00:00:00" table:style-name="ce17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9569" table:style-name="ce14">
            <text:p>199.569</text:p>
          </table:table-cell>
          <table:table-cell office:value-type="percentage" office:value="0.93903334180288534" table:style-name="ce15">
            <text:p>93,90%</text:p>
          </table:table-cell>
          <table:table-cell office:value-type="float" office:value="94956" table:style-name="ce13">
            <text:p>94.956</text:p>
          </table:table-cell>
          <table:table-cell office:value-type="float" office:value="90907" table:style-name="ce13">
            <text:p>90.907</text:p>
          </table:table-cell>
          <table:table-cell office:value-type="float" office:value="38962" table:style-name="ce13">
            <text:p>38.962</text:p>
          </table:table-cell>
          <table:table-cell office:value-type="date" office:date-value="2022-02-08T00:00:00" table:style-name="ce17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30" table:style-name="ce7">
            <text:p>7.5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220" table:style-name="ce14">
            <text:p>12.220</text:p>
          </table:table-cell>
          <table:table-cell office:value-type="float" office:value="11940.5" table:style-name="ce14">
            <text:p>11.941</text:p>
          </table:table-cell>
          <table:table-cell office:value-type="percentage" office:value="0.97712765957446812" table:style-name="ce15">
            <text:p>97,71%</text:p>
          </table:table-cell>
          <table:table-cell office:value-type="float" office:value="7972" table:style-name="ce13">
            <text:p>7.972</text:p>
          </table:table-cell>
          <table:table-cell office:value-type="float" office:value="7491" table:style-name="ce13">
            <text:p>7.491</text:p>
          </table:table-cell>
          <table:table-cell office:value-type="float" office:value="2449" table:style-name="ce13">
            <text:p>2.449</text:p>
          </table:table-cell>
          <table:table-cell office:value-type="date" office:date-value="2022-02-08T00:00:00" table:style-name="ce17">
            <text:p>0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054687" table:style-name="ce19">
            <text:p>63.054.687</text:p>
          </table:table-cell>
          <table:table-cell office:value-type="float" office:value="4482000" table:style-name="ce19">
            <text:p>4.482.000</text:p>
          </table:table-cell>
          <table:table-cell office:value-type="float" office:value="18392700" table:style-name="ce20">
            <text:p>18.392.7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7052792" table:style-name="ce23">
            <text:p>97.052.792</text:p>
          </table:table-cell>
          <table:table-cell office:value-type="float" office:value="91211425" table:style-name="ce23">
            <text:p>91.211.425</text:p>
          </table:table-cell>
          <table:table-cell office:value-type="percentage" office:value="0.93981247855290961" table:style-name="ce24">
            <text:p>93,98%</text:p>
          </table:table-cell>
          <table:table-cell office:value-type="float" office:value="40971209" table:style-name="ce23">
            <text:p>40.971.209</text:p>
          </table:table-cell>
          <table:table-cell office:value-type="float" office:value="38360610" table:style-name="ce23">
            <text:p>38.360.610</text:p>
          </table:table-cell>
          <table:table-cell office:value-type="float" office:value="22925378" table:style-name="ce23">
            <text:p>22.925.37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28789" table:style-name="ce32">
            <text:p>7.028.789</text:p>
          </table:table-cell>
          <table:table-cell office:value-type="percentage" office:value="0.93617265838261965" table:style-name="ce33">
            <text:p>93,6%</text:p>
          </table:table-cell>
          <table:table-cell office:value-type="float" office:value="6908936" table:style-name="ce32">
            <text:p>6.908.936</text:p>
          </table:table-cell>
          <table:table-cell office:value-type="percentage" office:value="0.92020929661075079" table:style-name="ce33">
            <text:p>92,0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4091" table:style-name="ce32">
            <text:p>1.094.091</text:p>
          </table:table-cell>
          <table:table-cell office:value-type="percentage" office:value="0.91986181360811425" table:style-name="ce33">
            <text:p>92,0%</text:p>
          </table:table-cell>
          <table:table-cell office:value-type="float" office:value="1074618" table:style-name="ce32">
            <text:p>1.074.618</text:p>
          </table:table-cell>
          <table:table-cell office:value-type="percentage" office:value="0.90348980333073259" table:style-name="ce33">
            <text:p>90,3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3831" table:style-name="ce32">
            <text:p>883.831</text:p>
          </table:table-cell>
          <table:table-cell office:value-type="percentage" office:value="0.94989934945246746" table:style-name="ce33">
            <text:p>95,0%</text:p>
          </table:table-cell>
          <table:table-cell office:value-type="float" office:value="872946" table:style-name="ce32">
            <text:p>872.946</text:p>
          </table:table-cell>
          <table:table-cell office:value-type="percentage" office:value="0.93820067129025086" table:style-name="ce33">
            <text:p>93,8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5337" table:style-name="ce32">
            <text:p>895.337</text:p>
          </table:table-cell>
          <table:table-cell office:value-type="percentage" office:value="0.8265765744972936" table:style-name="ce33">
            <text:p>82,7%</text:p>
          </table:table-cell>
          <table:table-cell office:value-type="float" office:value="880107" table:style-name="ce32">
            <text:p>880.107</text:p>
          </table:table-cell>
          <table:table-cell office:value-type="percentage" office:value="0.81251621372856209" table:style-name="ce33">
            <text:p>81,3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8145" table:style-name="ce32">
            <text:p>1.738.145</text:p>
          </table:table-cell>
          <table:table-cell office:value-type="percentage" office:value="0.85474988357586112" table:style-name="ce33">
            <text:p>85,5%</text:p>
          </table:table-cell>
          <table:table-cell office:value-type="float" office:value="1682471" table:style-name="ce32">
            <text:p>1.682.471</text:p>
          </table:table-cell>
          <table:table-cell office:value-type="percentage" office:value="0.8273716469970932" table:style-name="ce33">
            <text:p>82,7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390" table:style-name="ce32">
            <text:p>493.390</text:p>
          </table:table-cell>
          <table:table-cell office:value-type="percentage" office:value="0.93611377788571359" table:style-name="ce33">
            <text:p>93,6%</text:p>
          </table:table-cell>
          <table:table-cell office:value-type="float" office:value="488759" table:style-name="ce32">
            <text:p>488.759</text:p>
          </table:table-cell>
          <table:table-cell office:value-type="percentage" office:value="0.92732733530400602" table:style-name="ce33">
            <text:p>92,7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4158" table:style-name="ce32">
            <text:p>2.044.158</text:p>
          </table:table-cell>
          <table:table-cell office:value-type="percentage" office:value="0.94107632579532985" table:style-name="ce33">
            <text:p>94,1%</text:p>
          </table:table-cell>
          <table:table-cell office:value-type="float" office:value="2008733" table:style-name="ce32">
            <text:p>2.008.733</text:p>
          </table:table-cell>
          <table:table-cell office:value-type="percentage" office:value="0.92476759191013136" table:style-name="ce33">
            <text:p>92,5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230" table:style-name="ce32">
            <text:p>1.661.230</text:p>
          </table:table-cell>
          <table:table-cell office:value-type="percentage" office:value="0.91473292505514614" table:style-name="ce33">
            <text:p>91,5%</text:p>
          </table:table-cell>
          <table:table-cell office:value-type="float" office:value="1612054" table:style-name="ce32">
            <text:p>1.612.054</text:p>
          </table:table-cell>
          <table:table-cell office:value-type="percentage" office:value="0.88765485258925536" table:style-name="ce33">
            <text:p>88,8%</text:p>
          </table:table-cell>
          <table:table-cell office:value-type="date" office:date-value="2022-02-07T00:00:00" table:style-name="ce34">
            <text:p>0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4948" table:style-name="ce32">
            <text:p>6.234.948</text:p>
          </table:table-cell>
          <table:table-cell office:value-type="percentage" office:value="0.91928154194067191" table:style-name="ce33">
            <text:p>91,9%</text:p>
          </table:table-cell>
          <table:table-cell office:value-type="float" office:value="6094760" table:style-name="ce32">
            <text:p>6.094.760</text:p>
          </table:table-cell>
          <table:table-cell office:value-type="percentage" office:value="0.89861220503496253" table:style-name="ce33">
            <text:p>89,9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68717" table:style-name="ce32">
            <text:p>4.168.717</text:p>
          </table:table-cell>
          <table:table-cell office:value-type="percentage" office:value="0.92802601765884707" table:style-name="ce33">
            <text:p>92,8%</text:p>
          </table:table-cell>
          <table:table-cell office:value-type="float" office:value="4098894" table:style-name="ce32">
            <text:p>4.098.894</text:p>
          </table:table-cell>
          <table:table-cell office:value-type="percentage" office:value="0.91248225188367116" table:style-name="ce33">
            <text:p>91,2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8664" table:style-name="ce32">
            <text:p>908.664</text:p>
          </table:table-cell>
          <table:table-cell office:value-type="percentage" office:value="0.95659918516880904" table:style-name="ce33">
            <text:p>95,7%</text:p>
          </table:table-cell>
          <table:table-cell office:value-type="float" office:value="896041" table:style-name="ce32">
            <text:p>896.041</text:p>
          </table:table-cell>
          <table:table-cell office:value-type="percentage" office:value="0.94331027803219325" table:style-name="ce33">
            <text:p>94,3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39399" table:style-name="ce32">
            <text:p>2.339.399</text:p>
          </table:table-cell>
          <table:table-cell office:value-type="percentage" office:value="0.9524747702378582" table:style-name="ce33">
            <text:p>95,2%</text:p>
          </table:table-cell>
          <table:table-cell office:value-type="float" office:value="2321495" table:style-name="ce32">
            <text:p>2.321.495</text:p>
          </table:table-cell>
          <table:table-cell office:value-type="percentage" office:value="0.9451852448997955" table:style-name="ce33">
            <text:p>94,5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244" table:style-name="ce32">
            <text:p>268.244</text:p>
          </table:table-cell>
          <table:table-cell office:value-type="percentage" office:value="0.95298050653867605" table:style-name="ce33">
            <text:p>95,3%</text:p>
          </table:table-cell>
          <table:table-cell office:value-type="float" office:value="261697" table:style-name="ce32">
            <text:p>261.697</text:p>
          </table:table-cell>
          <table:table-cell office:value-type="percentage" office:value="0.92972122254235667" table:style-name="ce33">
            <text:p>93,0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8845" table:style-name="ce32">
            <text:p>5.518.845</text:p>
          </table:table-cell>
          <table:table-cell office:value-type="percentage" office:value="0.9242890696021443" table:style-name="ce33">
            <text:p>92,4%</text:p>
          </table:table-cell>
          <table:table-cell office:value-type="float" office:value="5375175" table:style-name="ce32">
            <text:p>5.375.175</text:p>
          </table:table-cell>
          <table:table-cell office:value-type="percentage" office:value="0.90022740259940359" table:style-name="ce33">
            <text:p>90,0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286" table:style-name="ce32">
            <text:p>1.232.286</text:p>
          </table:table-cell>
          <table:table-cell office:value-type="percentage" office:value="0.93524051808799846" table:style-name="ce33">
            <text:p>93,5%</text:p>
          </table:table-cell>
          <table:table-cell office:value-type="float" office:value="1201041" table:style-name="ce32">
            <text:p>1.201.041</text:p>
          </table:table-cell>
          <table:table-cell office:value-type="percentage" office:value="0.91152719992349807" table:style-name="ce33">
            <text:p>91,2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8935" table:style-name="ce32">
            <text:p>538.935</text:p>
          </table:table-cell>
          <table:table-cell office:value-type="percentage" office:value="0.9289195999820743" table:style-name="ce33">
            <text:p>92,9%</text:p>
          </table:table-cell>
          <table:table-cell office:value-type="float" office:value="533496" table:style-name="ce32">
            <text:p>533.496</text:p>
          </table:table-cell>
          <table:table-cell office:value-type="percentage" office:value="0.91954482620731026" table:style-name="ce33">
            <text:p>92,0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59598" table:style-name="ce32">
            <text:p>1.859.598</text:p>
          </table:table-cell>
          <table:table-cell office:value-type="percentage" office:value="0.95107794234301135" table:style-name="ce33">
            <text:p>95,1%</text:p>
          </table:table-cell>
          <table:table-cell office:value-type="float" office:value="1828075" table:style-name="ce32">
            <text:p>1.828.075</text:p>
          </table:table-cell>
          <table:table-cell office:value-type="percentage" office:value="0.93495573207150173" table:style-name="ce33">
            <text:p>93,5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6352" table:style-name="ce32">
            <text:p>66.352</text:p>
          </table:table-cell>
          <table:table-cell office:value-type="percentage" office:value="0.93415365554914187" table:style-name="ce33">
            <text:p>93,4%</text:p>
          </table:table-cell>
          <table:table-cell office:value-type="float" office:value="63556" table:style-name="ce32">
            <text:p>63.556</text:p>
          </table:table-cell>
          <table:table-cell office:value-type="percentage" office:value="0.89478945219558204" table:style-name="ce33">
            <text:p>89,5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21" table:style-name="ce32">
            <text:p>61.721</text:p>
          </table:table-cell>
          <table:table-cell office:value-type="percentage" office:value="0.90412504028359653" table:style-name="ce33">
            <text:p>90,4%</text:p>
          </table:table-cell>
          <table:table-cell office:value-type="float" office:value="59358" table:style-name="ce32">
            <text:p>59.358</text:p>
          </table:table-cell>
          <table:table-cell office:value-type="percentage" office:value="0.86951044443793402" table:style-name="ce33">
            <text:p>87,0%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4956" table:style-name="ce32">
            <text:p>94.956</text:p>
          </table:table-cell>
          <table:table-cell office:value-type="string" table:style-name="ce33">
            <text:p>-</text:p>
          </table:table-cell>
          <table:table-cell office:value-type="float" office:value="90907" table:style-name="ce32">
            <text:p>90.907</text:p>
          </table:table-cell>
          <table:table-cell office:value-type="string" table:style-name="ce33">
            <text:p>-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7972" table:style-name="ce32">
            <text:p>7.972</text:p>
          </table:table-cell>
          <table:table-cell office:value-type="string" table:style-name="ce33">
            <text:p>-</text:p>
          </table:table-cell>
          <table:table-cell office:value-type="float" office:value="7491" table:style-name="ce32">
            <text:p>7.491</text:p>
          </table:table-cell>
          <table:table-cell office:value-type="string" table:style-name="ce33">
            <text:p>-</text:p>
          </table:table-cell>
          <table:table-cell office:value-type="date" office:date-value="2022-02-08T00:00:00" table:style-name="ce34">
            <text:p>0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39608" table:style-name="ce35">
            <text:p>39.139.608</text:p>
          </table:table-cell>
          <table:table-cell office:value-type="percentage" office:value="0.92780792656959643" table:style-name="ce36">
            <text:p>92,8%</text:p>
          </table:table-cell>
          <table:table-cell office:value-type="float" office:value="38360610" table:style-name="ce35">
            <text:p>38.360.610</text:p>
          </table:table-cell>
          <table:table-cell office:value-type="percentage" office:value="0.90934170894212651" table:style-name="ce36">
            <text:p>90,9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26" table:style-name="ce45">
            <text:p>435.426</text:p>
          </table:table-cell>
          <table:table-cell office:value-type="percentage" office:value="1" table:style-name="ce46">
            <text:p>100,0%</text:p>
          </table:table-cell>
          <table:table-cell office:value-type="float" office:value="656399" table:style-name="ce45">
            <text:p>656.399</text:p>
          </table:table-cell>
          <table:table-cell office:value-type="percentage" office:value="1" table:style-name="ce46">
            <text:p>100,0%</text:p>
          </table:table-cell>
          <table:table-cell office:value-type="float" office:value="937190" table:style-name="ce45">
            <text:p>937.190</text:p>
          </table:table-cell>
          <table:table-cell office:value-type="percentage" office:value="0.9780438705152944" table:style-name="ce46">
            <text:p>97,8%</text:p>
          </table:table-cell>
          <table:table-cell office:value-type="float" office:value="1228960" table:style-name="ce45">
            <text:p>1.228.960</text:p>
          </table:table-cell>
          <table:table-cell office:value-type="percentage" office:value="0.95446457764926906" table:style-name="ce46">
            <text:p>95,4%</text:p>
          </table:table-cell>
          <table:table-cell office:value-type="float" office:value="1275942" table:style-name="ce45">
            <text:p>1.275.942</text:p>
          </table:table-cell>
          <table:table-cell office:value-type="percentage" office:value="0.92169964517284819" table:style-name="ce46">
            <text:p>92,2%</text:p>
          </table:table-cell>
          <table:table-cell office:value-type="float" office:value="966349" table:style-name="ce45">
            <text:p>966.349</text:p>
          </table:table-cell>
          <table:table-cell office:value-type="percentage" office:value="0.87708538873252473" table:style-name="ce46">
            <text:p>87,7%</text:p>
          </table:table-cell>
          <table:table-cell office:value-type="float" office:value="809981" table:style-name="ce45">
            <text:p>809.981</text:p>
          </table:table-cell>
          <table:table-cell office:value-type="percentage" office:value="0.87460371963650185" table:style-name="ce46">
            <text:p>87,5%</text:p>
          </table:table-cell>
          <table:table-cell office:value-type="float" office:value="718542" table:style-name="ce45">
            <text:p>718.542</text:p>
          </table:table-cell>
          <table:table-cell office:value-type="percentage" office:value="0.92973503129989676" table:style-name="ce46">
            <text:p>93,0%</text:p>
          </table:table-cell>
          <table:table-cell office:value-type="float" office:value="7028789" table:style-name="ce45">
            <text:p>7.028.78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17265838261965" table:style-name="ce46">
            <text:p>93,6%</text:p>
          </table:table-cell>
          <table:table-cell office:value-type="percentage" office:value="0.82670072993902655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57" table:style-name="ce48">
            <text:p>101.657</text:p>
          </table:table-cell>
          <table:table-cell office:value-type="percentage" office:value="1" table:style-name="ce49">
            <text:p>100,0%</text:p>
          </table:table-cell>
          <table:table-cell office:value-type="float" office:value="119826" table:style-name="ce48">
            <text:p>119.826</text:p>
          </table:table-cell>
          <table:table-cell office:value-type="percentage" office:value="1" table:style-name="ce49">
            <text:p>100,0%</text:p>
          </table:table-cell>
          <table:table-cell office:value-type="float" office:value="155961" table:style-name="ce48">
            <text:p>155.961</text:p>
          </table:table-cell>
          <table:table-cell office:value-type="percentage" office:value="0.96684024549005021" table:style-name="ce49">
            <text:p>96,7%</text:p>
          </table:table-cell>
          <table:table-cell office:value-type="float" office:value="188395" table:style-name="ce48">
            <text:p>188.395</text:p>
          </table:table-cell>
          <table:table-cell office:value-type="percentage" office:value="0.93742847191123058" table:style-name="ce49">
            <text:p>93,7%</text:p>
          </table:table-cell>
          <table:table-cell office:value-type="float" office:value="192051" table:style-name="ce48">
            <text:p>192.051</text:p>
          </table:table-cell>
          <table:table-cell office:value-type="percentage" office:value="0.89895944990802157" table:style-name="ce49">
            <text:p>89,9%</text:p>
          </table:table-cell>
          <table:table-cell office:value-type="float" office:value="131503" table:style-name="ce48">
            <text:p>131.503</text:p>
          </table:table-cell>
          <table:table-cell office:value-type="percentage" office:value="0.83083561834241015" table:style-name="ce49">
            <text:p>83,1%</text:p>
          </table:table-cell>
          <table:table-cell office:value-type="float" office:value="110235" table:style-name="ce48">
            <text:p>110.235</text:p>
          </table:table-cell>
          <table:table-cell office:value-type="percentage" office:value="0.84278811602623893" table:style-name="ce49">
            <text:p>84,3%</text:p>
          </table:table-cell>
          <table:table-cell office:value-type="float" office:value="94463" table:style-name="ce48">
            <text:p>94.463</text:p>
          </table:table-cell>
          <table:table-cell office:value-type="percentage" office:value="0.88252660295038166" table:style-name="ce49">
            <text:p>88,3%</text:p>
          </table:table-cell>
          <table:table-cell office:value-type="float" office:value="1094091" table:style-name="ce48">
            <text:p>1.094.09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986181360811425" table:style-name="ce49">
            <text:p>92,0%</text:p>
          </table:table-cell>
          <table:table-cell office:value-type="percentage" office:value="0.82192463112250991" table:style-name="ce49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45" table:style-name="ce48">
            <text:p>89.245</text:p>
          </table:table-cell>
          <table:table-cell office:value-type="percentage" office:value="1" table:style-name="ce49">
            <text:p>100,0%</text:p>
          </table:table-cell>
          <table:table-cell office:value-type="float" office:value="114766" table:style-name="ce48">
            <text:p>114.766</text:p>
          </table:table-cell>
          <table:table-cell office:value-type="percentage" office:value="1" table:style-name="ce49">
            <text:p>100,0%</text:p>
          </table:table-cell>
          <table:table-cell office:value-type="float" office:value="149076" table:style-name="ce48">
            <text:p>149.076</text:p>
          </table:table-cell>
          <table:table-cell office:value-type="percentage" office:value="0.98082768603197579" table:style-name="ce49">
            <text:p>98,1%</text:p>
          </table:table-cell>
          <table:table-cell office:value-type="float" office:value="154284" table:style-name="ce48">
            <text:p>154.284</text:p>
          </table:table-cell>
          <table:table-cell office:value-type="percentage" office:value="0.95188267739368104" table:style-name="ce49">
            <text:p>95,2%</text:p>
          </table:table-cell>
          <table:table-cell office:value-type="float" office:value="152279" table:style-name="ce48">
            <text:p>152.279</text:p>
          </table:table-cell>
          <table:table-cell office:value-type="percentage" office:value="0.9177856798457088" table:style-name="ce49">
            <text:p>91,8%</text:p>
          </table:table-cell>
          <table:table-cell office:value-type="float" office:value="92882" table:style-name="ce48">
            <text:p>92.882</text:p>
          </table:table-cell>
          <table:table-cell office:value-type="percentage" office:value="0.85533791934874892" table:style-name="ce49">
            <text:p>85,5%</text:p>
          </table:table-cell>
          <table:table-cell office:value-type="float" office:value="68630" table:style-name="ce48">
            <text:p>68.630</text:p>
          </table:table-cell>
          <table:table-cell office:value-type="percentage" office:value="0.86608111859872294" table:style-name="ce49">
            <text:p>86,6%</text:p>
          </table:table-cell>
          <table:table-cell office:value-type="float" office:value="62669" table:style-name="ce48">
            <text:p>62.669</text:p>
          </table:table-cell>
          <table:table-cell office:value-type="percentage" office:value="0.96035613583425283" table:style-name="ce49">
            <text:p>96,0%</text:p>
          </table:table-cell>
          <table:table-cell office:value-type="float" office:value="883831" table:style-name="ce48">
            <text:p>883.83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4989934945246746" table:style-name="ce49">
            <text:p>95,0%</text:p>
          </table:table-cell>
          <table:table-cell office:value-type="percentage" office:value="0.87258426145411783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37" table:style-name="ce48">
            <text:p>51.837</text:p>
          </table:table-cell>
          <table:table-cell office:value-type="percentage" office:value="0.96651315421475581" table:style-name="ce49">
            <text:p>96,7%</text:p>
          </table:table-cell>
          <table:table-cell office:value-type="float" office:value="79903" table:style-name="ce48">
            <text:p>79.903</text:p>
          </table:table-cell>
          <table:table-cell office:value-type="percentage" office:value="0.9159616663227641" table:style-name="ce49">
            <text:p>91,6%</text:p>
          </table:table-cell>
          <table:table-cell office:value-type="float" office:value="112137" table:style-name="ce48">
            <text:p>112.137</text:p>
          </table:table-cell>
          <table:table-cell office:value-type="percentage" office:value="0.88024459742686023" table:style-name="ce49">
            <text:p>88,0%</text:p>
          </table:table-cell>
          <table:table-cell office:value-type="float" office:value="153589" table:style-name="ce48">
            <text:p>153.589</text:p>
          </table:table-cell>
          <table:table-cell office:value-type="percentage" office:value="0.86525114361042887" table:style-name="ce49">
            <text:p>86,5%</text:p>
          </table:table-cell>
          <table:table-cell office:value-type="float" office:value="173733" table:style-name="ce48">
            <text:p>173.733</text:p>
          </table:table-cell>
          <table:table-cell office:value-type="percentage" office:value="0.80200625049048346" table:style-name="ce49">
            <text:p>80,2%</text:p>
          </table:table-cell>
          <table:table-cell office:value-type="float" office:value="135324" table:style-name="ce48">
            <text:p>135.324</text:p>
          </table:table-cell>
          <table:table-cell office:value-type="percentage" office:value="0.73526870853640647" table:style-name="ce49">
            <text:p>73,5%</text:p>
          </table:table-cell>
          <table:table-cell office:value-type="float" office:value="104748" table:style-name="ce48">
            <text:p>104.748</text:p>
          </table:table-cell>
          <table:table-cell office:value-type="percentage" office:value="0.76339705421497961" table:style-name="ce49">
            <text:p>76,3%</text:p>
          </table:table-cell>
          <table:table-cell office:value-type="float" office:value="84066" table:style-name="ce48">
            <text:p>84.066</text:p>
          </table:table-cell>
          <table:table-cell office:value-type="percentage" office:value="0.84457884584471954" table:style-name="ce49">
            <text:p>84,5%</text:p>
          </table:table-cell>
          <table:table-cell office:value-type="float" office:value="895337" table:style-name="ce48">
            <text:p>895.33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65765744972936" table:style-name="ce49">
            <text:p>82,7%</text:p>
          </table:table-cell>
          <table:table-cell office:value-type="percentage" office:value="0.73401815908671686" table:style-name="ce4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65" table:style-name="ce48">
            <text:p>94.765</text:p>
          </table:table-cell>
          <table:table-cell office:value-type="percentage" office:value="0.94423188059225605" table:style-name="ce49">
            <text:p>94,4%</text:p>
          </table:table-cell>
          <table:table-cell office:value-type="float" office:value="156048" table:style-name="ce48">
            <text:p>156.048</text:p>
          </table:table-cell>
          <table:table-cell office:value-type="percentage" office:value="0.93193029394551075" table:style-name="ce49">
            <text:p>93,2%</text:p>
          </table:table-cell>
          <table:table-cell office:value-type="float" office:value="229176" table:style-name="ce48">
            <text:p>229.176</text:p>
          </table:table-cell>
          <table:table-cell office:value-type="percentage" office:value="0.9110373476973227" table:style-name="ce49">
            <text:p>91,1%</text:p>
          </table:table-cell>
          <table:table-cell office:value-type="float" office:value="325446" table:style-name="ce48">
            <text:p>325.446</text:p>
          </table:table-cell>
          <table:table-cell office:value-type="percentage" office:value="0.88377094721749261" table:style-name="ce49">
            <text:p>88,4%</text:p>
          </table:table-cell>
          <table:table-cell office:value-type="float" office:value="324491" table:style-name="ce48">
            <text:p>324.491</text:p>
          </table:table-cell>
          <table:table-cell office:value-type="percentage" office:value="0.82336179444564261" table:style-name="ce49">
            <text:p>82,3%</text:p>
          </table:table-cell>
          <table:table-cell office:value-type="float" office:value="238643" table:style-name="ce48">
            <text:p>238.643</text:p>
          </table:table-cell>
          <table:table-cell office:value-type="percentage" office:value="0.76277400259539352" table:style-name="ce49">
            <text:p>76,3%</text:p>
          </table:table-cell>
          <table:table-cell office:value-type="float" office:value="199071" table:style-name="ce48">
            <text:p>199.071</text:p>
          </table:table-cell>
          <table:table-cell office:value-type="percentage" office:value="0.78167910755445258" table:style-name="ce49">
            <text:p>78,2%</text:p>
          </table:table-cell>
          <table:table-cell office:value-type="float" office:value="170505" table:style-name="ce48">
            <text:p>170.505</text:p>
          </table:table-cell>
          <table:table-cell office:value-type="percentage" office:value="0.92532493962499662" table:style-name="ce49">
            <text:p>92,5%</text:p>
          </table:table-cell>
          <table:table-cell office:value-type="float" office:value="1738145" table:style-name="ce48">
            <text:p>1.738.14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474988357586112" table:style-name="ce49">
            <text:p>85,5%</text:p>
          </table:table-cell>
          <table:table-cell office:value-type="percentage" office:value="0.77444707176048144" table:style-name="ce49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66" table:style-name="ce48">
            <text:p>42.566</text:p>
          </table:table-cell>
          <table:table-cell office:value-type="percentage" office:value="1" table:style-name="ce49">
            <text:p>100,0%</text:p>
          </table:table-cell>
          <table:table-cell office:value-type="float" office:value="56194" table:style-name="ce48">
            <text:p>56.194</text:p>
          </table:table-cell>
          <table:table-cell office:value-type="percentage" office:value="1" table:style-name="ce49">
            <text:p>100,0%</text:p>
          </table:table-cell>
          <table:table-cell office:value-type="float" office:value="77246" table:style-name="ce48">
            <text:p>77.246</text:p>
          </table:table-cell>
          <table:table-cell office:value-type="percentage" office:value="0.97462684684002676" table:style-name="ce49">
            <text:p>97,5%</text:p>
          </table:table-cell>
          <table:table-cell office:value-type="float" office:value="85119" table:style-name="ce48">
            <text:p>85.119</text:p>
          </table:table-cell>
          <table:table-cell office:value-type="percentage" office:value="0.93568209299769156" table:style-name="ce49">
            <text:p>93,6%</text:p>
          </table:table-cell>
          <table:table-cell office:value-type="float" office:value="89409" table:style-name="ce48">
            <text:p>89.409</text:p>
          </table:table-cell>
          <table:table-cell office:value-type="percentage" office:value="0.91808884233873456" table:style-name="ce49">
            <text:p>91,8%</text:p>
          </table:table-cell>
          <table:table-cell office:value-type="float" office:value="56714" table:style-name="ce48">
            <text:p>56.714</text:p>
          </table:table-cell>
          <table:table-cell office:value-type="percentage" office:value="0.84448613716906396" table:style-name="ce49">
            <text:p>84,4%</text:p>
          </table:table-cell>
          <table:table-cell office:value-type="float" office:value="43309" table:style-name="ce48">
            <text:p>43.309</text:p>
          </table:table-cell>
          <table:table-cell office:value-type="percentage" office:value="0.85131602225148906" table:style-name="ce49">
            <text:p>85,1%</text:p>
          </table:table-cell>
          <table:table-cell office:value-type="float" office:value="42833" table:style-name="ce48">
            <text:p>42.833</text:p>
          </table:table-cell>
          <table:table-cell office:value-type="percentage" office:value="0.94589581078992113" table:style-name="ce49">
            <text:p>94,6%</text:p>
          </table:table-cell>
          <table:table-cell office:value-type="float" office:value="493390" table:style-name="ce48">
            <text:p>493.39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11377788571359" table:style-name="ce49">
            <text:p>93,6%</text:p>
          </table:table-cell>
          <table:table-cell office:value-type="percentage" office:value="0.84534528103074591" table:style-name="ce49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80" table:style-name="ce48">
            <text:p>229.980</text:p>
          </table:table-cell>
          <table:table-cell office:value-type="percentage" office:value="1" table:style-name="ce49">
            <text:p>100,0%</text:p>
          </table:table-cell>
          <table:table-cell office:value-type="float" office:value="252307" table:style-name="ce48">
            <text:p>252.307</text:p>
          </table:table-cell>
          <table:table-cell office:value-type="percentage" office:value="1" table:style-name="ce49">
            <text:p>100,0%</text:p>
          </table:table-cell>
          <table:table-cell office:value-type="float" office:value="324532" table:style-name="ce48">
            <text:p>324.532</text:p>
          </table:table-cell>
          <table:table-cell office:value-type="percentage" office:value="0.99171563639252791" table:style-name="ce49">
            <text:p>99,2%</text:p>
          </table:table-cell>
          <table:table-cell office:value-type="float" office:value="357739" table:style-name="ce48">
            <text:p>357.739</text:p>
          </table:table-cell>
          <table:table-cell office:value-type="percentage" office:value="0.93844749385498016" table:style-name="ce49">
            <text:p>93,8%</text:p>
          </table:table-cell>
          <table:table-cell office:value-type="float" office:value="325918" table:style-name="ce48">
            <text:p>325.918</text:p>
          </table:table-cell>
          <table:table-cell office:value-type="percentage" office:value="0.90482007318115942" table:style-name="ce49">
            <text:p>90,5%</text:p>
          </table:table-cell>
          <table:table-cell office:value-type="float" office:value="218565" table:style-name="ce48">
            <text:p>218.565</text:p>
          </table:table-cell>
          <table:table-cell office:value-type="percentage" office:value="0.84419973580737118" table:style-name="ce49">
            <text:p>84,4%</text:p>
          </table:table-cell>
          <table:table-cell office:value-type="float" office:value="180327" table:style-name="ce48">
            <text:p>180.327</text:p>
          </table:table-cell>
          <table:table-cell office:value-type="percentage" office:value="0.85148669131500287" table:style-name="ce49">
            <text:p>85,1%</text:p>
          </table:table-cell>
          <table:table-cell office:value-type="float" office:value="154790" table:style-name="ce48">
            <text:p>154.790</text:p>
          </table:table-cell>
          <table:table-cell office:value-type="percentage" office:value="0.92028442668759436" table:style-name="ce49">
            <text:p>92,0%</text:p>
          </table:table-cell>
          <table:table-cell office:value-type="float" office:value="2044158" table:style-name="ce48">
            <text:p>2.044.15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07632579532985" table:style-name="ce49">
            <text:p>94,1%</text:p>
          </table:table-cell>
          <table:table-cell office:value-type="percentage" office:value="0.85649712211556872" table:style-name="ce49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444" table:style-name="ce48">
            <text:p>139.444</text:p>
          </table:table-cell>
          <table:table-cell office:value-type="percentage" office:value="1" table:style-name="ce49">
            <text:p>100,0%</text:p>
          </table:table-cell>
          <table:table-cell office:value-type="float" office:value="159959" table:style-name="ce48">
            <text:p>159.959</text:p>
          </table:table-cell>
          <table:table-cell office:value-type="percentage" office:value="1" table:style-name="ce49">
            <text:p>100,0%</text:p>
          </table:table-cell>
          <table:table-cell office:value-type="float" office:value="226212" table:style-name="ce48">
            <text:p>226.212</text:p>
          </table:table-cell>
          <table:table-cell office:value-type="percentage" office:value="0.99203606574631187" table:style-name="ce49">
            <text:p>99,2%</text:p>
          </table:table-cell>
          <table:table-cell office:value-type="float" office:value="290737" table:style-name="ce48">
            <text:p>290.737</text:p>
          </table:table-cell>
          <table:table-cell office:value-type="percentage" office:value="0.93362384275241084" table:style-name="ce49">
            <text:p>93,4%</text:p>
          </table:table-cell>
          <table:table-cell office:value-type="float" office:value="292592" table:style-name="ce48">
            <text:p>292.592</text:p>
          </table:table-cell>
          <table:table-cell office:value-type="percentage" office:value="0.88481648476930941" table:style-name="ce49">
            <text:p>88,5%</text:p>
          </table:table-cell>
          <table:table-cell office:value-type="float" office:value="212326" table:style-name="ce48">
            <text:p>212.326</text:p>
          </table:table-cell>
          <table:table-cell office:value-type="percentage" office:value="0.82376402031417917" table:style-name="ce49">
            <text:p>82,4%</text:p>
          </table:table-cell>
          <table:table-cell office:value-type="float" office:value="180601" table:style-name="ce48">
            <text:p>180.601</text:p>
          </table:table-cell>
          <table:table-cell office:value-type="percentage" office:value="0.82469222620004379" table:style-name="ce49">
            <text:p>82,5%</text:p>
          </table:table-cell>
          <table:table-cell office:value-type="float" office:value="159359" table:style-name="ce48">
            <text:p>159.359</text:p>
          </table:table-cell>
          <table:table-cell office:value-type="percentage" office:value="0.89620169163629815" table:style-name="ce49">
            <text:p>89,6%</text:p>
          </table:table-cell>
          <table:table-cell office:value-type="float" office:value="1661230" table:style-name="ce48">
            <text:p>1.661.230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73292505514614" table:style-name="ce49">
            <text:p>91,5%</text:p>
          </table:table-cell>
          <table:table-cell office:value-type="percentage" office:value="0.8108877234635780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24" table:style-name="ce48">
            <text:p>461.024</text:p>
          </table:table-cell>
          <table:table-cell office:value-type="percentage" office:value="1" table:style-name="ce49">
            <text:p>100,0%</text:p>
          </table:table-cell>
          <table:table-cell office:value-type="float" office:value="621943" table:style-name="ce48">
            <text:p>621.943</text:p>
          </table:table-cell>
          <table:table-cell office:value-type="percentage" office:value="0.97830388714812433" table:style-name="ce49">
            <text:p>97,8%</text:p>
          </table:table-cell>
          <table:table-cell office:value-type="float" office:value="809695" table:style-name="ce48">
            <text:p>809.695</text:p>
          </table:table-cell>
          <table:table-cell office:value-type="percentage" office:value="0.94980668258876411" table:style-name="ce49">
            <text:p>95,0%</text:p>
          </table:table-cell>
          <table:table-cell office:value-type="float" office:value="1044359" table:style-name="ce48">
            <text:p>1.044.359</text:p>
          </table:table-cell>
          <table:table-cell office:value-type="percentage" office:value="0.95166579946619334" table:style-name="ce49">
            <text:p>95,2%</text:p>
          </table:table-cell>
          <table:table-cell office:value-type="float" office:value="1165482" table:style-name="ce48">
            <text:p>1.165.482</text:p>
          </table:table-cell>
          <table:table-cell office:value-type="percentage" office:value="0.91372370700806727" table:style-name="ce49">
            <text:p>91,4%</text:p>
          </table:table-cell>
          <table:table-cell office:value-type="float" office:value="831313" table:style-name="ce48">
            <text:p>831.313</text:p>
          </table:table-cell>
          <table:table-cell office:value-type="percentage" office:value="0.8600133660518835" table:style-name="ce49">
            <text:p>86,0%</text:p>
          </table:table-cell>
          <table:table-cell office:value-type="float" office:value="697778" table:style-name="ce48">
            <text:p>697.778</text:p>
          </table:table-cell>
          <table:table-cell office:value-type="percentage" office:value="0.84166074622851006" table:style-name="ce49">
            <text:p>84,2%</text:p>
          </table:table-cell>
          <table:table-cell office:value-type="float" office:value="603354" table:style-name="ce48">
            <text:p>603.354</text:p>
          </table:table-cell>
          <table:table-cell office:value-type="percentage" office:value="0.89870010709556525" table:style-name="ce49">
            <text:p>89,9%</text:p>
          </table:table-cell>
          <table:table-cell office:value-type="float" office:value="6234948" table:style-name="ce48">
            <text:p>6.234.94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28154194067191" table:style-name="ce49">
            <text:p>91,9%</text:p>
          </table:table-cell>
          <table:table-cell office:value-type="percentage" office:value="0.8127678750785563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088" table:style-name="ce48">
            <text:p>298.088</text:p>
          </table:table-cell>
          <table:table-cell office:value-type="percentage" office:value="1" table:style-name="ce49">
            <text:p>100,0%</text:p>
          </table:table-cell>
          <table:table-cell office:value-type="float" office:value="436307" table:style-name="ce48">
            <text:p>436.307</text:p>
          </table:table-cell>
          <table:table-cell office:value-type="percentage" office:value="0.99211189332751215" table:style-name="ce49">
            <text:p>99,2%</text:p>
          </table:table-cell>
          <table:table-cell office:value-type="float" office:value="574563" table:style-name="ce48">
            <text:p>574.563</text:p>
          </table:table-cell>
          <table:table-cell office:value-type="percentage" office:value="0.96219144589208561" table:style-name="ce49">
            <text:p>96,2%</text:p>
          </table:table-cell>
          <table:table-cell office:value-type="float" office:value="721454" table:style-name="ce48">
            <text:p>721.454</text:p>
          </table:table-cell>
          <table:table-cell office:value-type="percentage" office:value="0.946422387104222" table:style-name="ce49">
            <text:p>94,6%</text:p>
          </table:table-cell>
          <table:table-cell office:value-type="float" office:value="765344" table:style-name="ce48">
            <text:p>765.344</text:p>
          </table:table-cell>
          <table:table-cell office:value-type="percentage" office:value="0.91034026665144163" table:style-name="ce49">
            <text:p>91,0%</text:p>
          </table:table-cell>
          <table:table-cell office:value-type="float" office:value="529135" table:style-name="ce48">
            <text:p>529.135</text:p>
          </table:table-cell>
          <table:table-cell office:value-type="percentage" office:value="0.86189428281488989" table:style-name="ce49">
            <text:p>86,2%</text:p>
          </table:table-cell>
          <table:table-cell office:value-type="float" office:value="446327" table:style-name="ce48">
            <text:p>446.327</text:p>
          </table:table-cell>
          <table:table-cell office:value-type="percentage" office:value="0.87041829425496275" table:style-name="ce49">
            <text:p>87,0%</text:p>
          </table:table-cell>
          <table:table-cell office:value-type="float" office:value="397499" table:style-name="ce48">
            <text:p>397.499</text:p>
          </table:table-cell>
          <table:table-cell office:value-type="percentage" office:value="0.9185015562574953" table:style-name="ce49">
            <text:p>91,9%</text:p>
          </table:table-cell>
          <table:table-cell office:value-type="float" office:value="4168717" table:style-name="ce48">
            <text:p>4.168.717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02601765884707" table:style-name="ce49">
            <text:p>92,8%</text:p>
          </table:table-cell>
          <table:table-cell office:value-type="percentage" office:value="0.82597183104172833" table:style-name="ce4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15" table:style-name="ce48">
            <text:p>78.415</text:p>
          </table:table-cell>
          <table:table-cell office:value-type="percentage" office:value="1" table:style-name="ce49">
            <text:p>100,0%</text:p>
          </table:table-cell>
          <table:table-cell office:value-type="float" office:value="96144" table:style-name="ce48">
            <text:p>96.14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40" table:style-name="ce48">
            <text:p>133.440</text:p>
          </table:table-cell>
          <table:table-cell office:value-type="percentage" office:value="1" table:style-name="ce49">
            <text:p>100,0%</text:p>
          </table:table-cell>
          <table:table-cell office:value-type="float" office:value="162310" table:style-name="ce48">
            <text:p>162.310</text:p>
          </table:table-cell>
          <table:table-cell office:value-type="percentage" office:value="0.96640131465350421" table:style-name="ce49">
            <text:p>96,6%</text:p>
          </table:table-cell>
          <table:table-cell office:value-type="float" office:value="147287" table:style-name="ce48">
            <text:p>147.287</text:p>
          </table:table-cell>
          <table:table-cell office:value-type="percentage" office:value="0.93494185456022749" table:style-name="ce49">
            <text:p>93,5%</text:p>
          </table:table-cell>
          <table:table-cell office:value-type="float" office:value="114699" table:style-name="ce48">
            <text:p>114.699</text:p>
          </table:table-cell>
          <table:table-cell office:value-type="percentage" office:value="0.88337363873014896" table:style-name="ce49">
            <text:p>88,3%</text:p>
          </table:table-cell>
          <table:table-cell office:value-type="float" office:value="95492" table:style-name="ce48">
            <text:p>95.492</text:p>
          </table:table-cell>
          <table:table-cell office:value-type="percentage" office:value="0.84877250991058251" table:style-name="ce49">
            <text:p>84,9%</text:p>
          </table:table-cell>
          <table:table-cell office:value-type="float" office:value="80877" table:style-name="ce48">
            <text:p>80.877</text:p>
          </table:table-cell>
          <table:table-cell office:value-type="percentage" office:value="0.94362319009672269" table:style-name="ce49">
            <text:p>94,4%</text:p>
          </table:table-cell>
          <table:table-cell office:value-type="float" office:value="908664" table:style-name="ce48">
            <text:p>908.66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659918516880904" table:style-name="ce49">
            <text:p>95,7%</text:p>
          </table:table-cell>
          <table:table-cell office:value-type="percentage" office:value="0.85885147339458734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43" table:style-name="ce48">
            <text:p>243.043</text:p>
          </table:table-cell>
          <table:table-cell office:value-type="percentage" office:value="1" table:style-name="ce49">
            <text:p>100,0%</text:p>
          </table:table-cell>
          <table:table-cell office:value-type="float" office:value="292314" table:style-name="ce48">
            <text:p>292.314</text:p>
          </table:table-cell>
          <table:table-cell office:value-type="percentage" office:value="1" table:style-name="ce49">
            <text:p>100,0%</text:p>
          </table:table-cell>
          <table:table-cell office:value-type="float" office:value="348177" table:style-name="ce48">
            <text:p>348.177</text:p>
          </table:table-cell>
          <table:table-cell office:value-type="percentage" office:value="0.98475814982209831" table:style-name="ce49">
            <text:p>98,5%</text:p>
          </table:table-cell>
          <table:table-cell office:value-type="float" office:value="393719" table:style-name="ce48">
            <text:p>393.719</text:p>
          </table:table-cell>
          <table:table-cell office:value-type="percentage" office:value="0.96216764418377321" table:style-name="ce49">
            <text:p>96,2%</text:p>
          </table:table-cell>
          <table:table-cell office:value-type="float" office:value="412393" table:style-name="ce48">
            <text:p>412.393</text:p>
          </table:table-cell>
          <table:table-cell office:value-type="percentage" office:value="0.93125235696204245" table:style-name="ce49">
            <text:p>93,1%</text:p>
          </table:table-cell>
          <table:table-cell office:value-type="float" office:value="268726" table:style-name="ce48">
            <text:p>268.726</text:p>
          </table:table-cell>
          <table:table-cell office:value-type="percentage" office:value="0.87079631105839961" table:style-name="ce49">
            <text:p>87,1%</text:p>
          </table:table-cell>
          <table:table-cell office:value-type="float" office:value="204457" table:style-name="ce48">
            <text:p>204.457</text:p>
          </table:table-cell>
          <table:table-cell office:value-type="percentage" office:value="0.88754655715786457" table:style-name="ce49">
            <text:p>88,8%</text:p>
          </table:table-cell>
          <table:table-cell office:value-type="float" office:value="176570" table:style-name="ce48">
            <text:p>176.570</text:p>
          </table:table-cell>
          <table:table-cell office:value-type="percentage" office:value="0.96305305873112834" table:style-name="ce49">
            <text:p>96,3%</text:p>
          </table:table-cell>
          <table:table-cell office:value-type="float" office:value="2339399" table:style-name="ce48">
            <text:p>2.339.39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4747702378582" table:style-name="ce49">
            <text:p>95,2%</text:p>
          </table:table-cell>
          <table:table-cell office:value-type="percentage" office:value="0.86744774324069773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68" table:style-name="ce48">
            <text:p>23.468</text:p>
          </table:table-cell>
          <table:table-cell office:value-type="percentage" office:value="1" table:style-name="ce49">
            <text:p>100,0%</text:p>
          </table:table-cell>
          <table:table-cell office:value-type="float" office:value="28778" table:style-name="ce48">
            <text:p>28.778</text:p>
          </table:table-cell>
          <table:table-cell office:value-type="percentage" office:value="1" table:style-name="ce49">
            <text:p>100,0%</text:p>
          </table:table-cell>
          <table:table-cell office:value-type="float" office:value="38495" table:style-name="ce48">
            <text:p>38.495</text:p>
          </table:table-cell>
          <table:table-cell office:value-type="percentage" office:value="0.99691821619101884" table:style-name="ce49">
            <text:p>99,7%</text:p>
          </table:table-cell>
          <table:table-cell office:value-type="float" office:value="45901" table:style-name="ce48">
            <text:p>45.901</text:p>
          </table:table-cell>
          <table:table-cell office:value-type="percentage" office:value="0.96633684210526316" table:style-name="ce49">
            <text:p>96,6%</text:p>
          </table:table-cell>
          <table:table-cell office:value-type="float" office:value="48408" table:style-name="ce48">
            <text:p>48.408</text:p>
          </table:table-cell>
          <table:table-cell office:value-type="percentage" office:value="0.93589049570798855" table:style-name="ce49">
            <text:p>93,6%</text:p>
          </table:table-cell>
          <table:table-cell office:value-type="float" office:value="32440" table:style-name="ce48">
            <text:p>32.440</text:p>
          </table:table-cell>
          <table:table-cell office:value-type="percentage" office:value="0.87590452532670915" table:style-name="ce49">
            <text:p>87,6%</text:p>
          </table:table-cell>
          <table:table-cell office:value-type="float" office:value="25713" table:style-name="ce48">
            <text:p>25.713</text:p>
          </table:table-cell>
          <table:table-cell office:value-type="percentage" office:value="0.85238347808791359" table:style-name="ce49">
            <text:p>85,2%</text:p>
          </table:table-cell>
          <table:table-cell office:value-type="float" office:value="25041" table:style-name="ce48">
            <text:p>25.041</text:p>
          </table:table-cell>
          <table:table-cell office:value-type="percentage" office:value="0.96367134885510874" table:style-name="ce49">
            <text:p>96,4%</text:p>
          </table:table-cell>
          <table:table-cell office:value-type="float" office:value="268244" table:style-name="ce48">
            <text:p>268.244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298050653867605" table:style-name="ce49">
            <text:p>95,3%</text:p>
          </table:table-cell>
          <table:table-cell office:value-type="percentage" office:value="0.84840089064318602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683" table:style-name="ce48">
            <text:p>375.683</text:p>
          </table:table-cell>
          <table:table-cell office:value-type="percentage" office:value="1" table:style-name="ce49">
            <text:p>100,0%</text:p>
          </table:table-cell>
          <table:table-cell office:value-type="float" office:value="513581" table:style-name="ce48">
            <text:p>513.581</text:p>
          </table:table-cell>
          <table:table-cell office:value-type="percentage" office:value="0.97444454985295514" table:style-name="ce49">
            <text:p>97,4%</text:p>
          </table:table-cell>
          <table:table-cell office:value-type="float" office:value="695361" table:style-name="ce48">
            <text:p>695.361</text:p>
          </table:table-cell>
          <table:table-cell office:value-type="percentage" office:value="0.96516521434976088" table:style-name="ce49">
            <text:p>96,5%</text:p>
          </table:table-cell>
          <table:table-cell office:value-type="float" office:value="952866" table:style-name="ce48">
            <text:p>952.866</text:p>
          </table:table-cell>
          <table:table-cell office:value-type="percentage" office:value="0.96272526948479376" table:style-name="ce49">
            <text:p>96,3%</text:p>
          </table:table-cell>
          <table:table-cell office:value-type="float" office:value="1056483" table:style-name="ce48">
            <text:p>1.056.483</text:p>
          </table:table-cell>
          <table:table-cell office:value-type="percentage" office:value="0.91388654130115665" table:style-name="ce49">
            <text:p>91,4%</text:p>
          </table:table-cell>
          <table:table-cell office:value-type="float" office:value="784809" table:style-name="ce48">
            <text:p>784.809</text:p>
          </table:table-cell>
          <table:table-cell office:value-type="percentage" office:value="0.87119301455079901" table:style-name="ce49">
            <text:p>87,1%</text:p>
          </table:table-cell>
          <table:table-cell office:value-type="float" office:value="640182" table:style-name="ce48">
            <text:p>640.182</text:p>
          </table:table-cell>
          <table:table-cell office:value-type="percentage" office:value="0.87033635734552184" table:style-name="ce49">
            <text:p>87,0%</text:p>
          </table:table-cell>
          <table:table-cell office:value-type="float" office:value="499880" table:style-name="ce48">
            <text:p>499.880</text:p>
          </table:table-cell>
          <table:table-cell office:value-type="percentage" office:value="0.87584539369940784" table:style-name="ce49">
            <text:p>87,6%</text:p>
          </table:table-cell>
          <table:table-cell office:value-type="float" office:value="5518845" table:style-name="ce48">
            <text:p>5.518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2890696021443" table:style-name="ce49">
            <text:p>92,4%</text:p>
          </table:table-cell>
          <table:table-cell office:value-type="percentage" office:value="0.81690134799168956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4304" table:style-name="ce48">
            <text:p>74.304</text:p>
          </table:table-cell>
          <table:table-cell office:value-type="percentage" office:value="1" table:style-name="ce49">
            <text:p>100,0%</text:p>
          </table:table-cell>
          <table:table-cell office:value-type="float" office:value="104026" table:style-name="ce48">
            <text:p>104.026</text:p>
          </table:table-cell>
          <table:table-cell office:value-type="percentage" office:value="1" table:style-name="ce49">
            <text:p>100,0%</text:p>
          </table:table-cell>
          <table:table-cell office:value-type="float" office:value="150002" table:style-name="ce48">
            <text:p>150.002</text:p>
          </table:table-cell>
          <table:table-cell office:value-type="percentage" office:value="0.97695078187585072" table:style-name="ce49">
            <text:p>97,7%</text:p>
          </table:table-cell>
          <table:table-cell office:value-type="float" office:value="209967" table:style-name="ce48">
            <text:p>209.967</text:p>
          </table:table-cell>
          <table:table-cell office:value-type="percentage" office:value="0.96269652411933815" table:style-name="ce49">
            <text:p>96,3%</text:p>
          </table:table-cell>
          <table:table-cell office:value-type="float" office:value="236801" table:style-name="ce48">
            <text:p>236.801</text:p>
          </table:table-cell>
          <table:table-cell office:value-type="percentage" office:value="0.93794461080216107" table:style-name="ce49">
            <text:p>93,8%</text:p>
          </table:table-cell>
          <table:table-cell office:value-type="float" office:value="174913" table:style-name="ce48">
            <text:p>174.913</text:p>
          </table:table-cell>
          <table:table-cell office:value-type="percentage" office:value="0.87863307111928224" table:style-name="ce49">
            <text:p>87,9%</text:p>
          </table:table-cell>
          <table:table-cell office:value-type="float" office:value="150487" table:style-name="ce48">
            <text:p>150.487</text:p>
          </table:table-cell>
          <table:table-cell office:value-type="percentage" office:value="0.86517112320986089" table:style-name="ce49">
            <text:p>86,5%</text:p>
          </table:table-cell>
          <table:table-cell office:value-type="float" office:value="131786" table:style-name="ce48">
            <text:p>131.786</text:p>
          </table:table-cell>
          <table:table-cell office:value-type="percentage" office:value="0.91128229241577696" table:style-name="ce49">
            <text:p>91,1%</text:p>
          </table:table-cell>
          <table:table-cell office:value-type="float" office:value="1232286" table:style-name="ce48">
            <text:p>1.232.2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24051808799846" table:style-name="ce49">
            <text:p>93,5%</text:p>
          </table:table-cell>
          <table:table-cell office:value-type="percentage" office:value="0.81442439110791531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23" table:style-name="ce48">
            <text:p>72.623</text:p>
          </table:table-cell>
          <table:table-cell office:value-type="percentage" office:value="0.95973305140742704" table:style-name="ce49">
            <text:p>96,0%</text:p>
          </table:table-cell>
          <table:table-cell office:value-type="float" office:value="92530" table:style-name="ce48">
            <text:p>92.530</text:p>
          </table:table-cell>
          <table:table-cell office:value-type="percentage" office:value="0.94710229482691555" table:style-name="ce49">
            <text:p>94,7%</text:p>
          </table:table-cell>
          <table:table-cell office:value-type="float" office:value="96569" table:style-name="ce48">
            <text:p>96.569</text:p>
          </table:table-cell>
          <table:table-cell office:value-type="percentage" office:value="0.91341524550003306" table:style-name="ce49">
            <text:p>91,3%</text:p>
          </table:table-cell>
          <table:table-cell office:value-type="float" office:value="65964" table:style-name="ce48">
            <text:p>65.964</text:p>
          </table:table-cell>
          <table:table-cell office:value-type="percentage" office:value="0.85970102568781037" table:style-name="ce49">
            <text:p>86,0%</text:p>
          </table:table-cell>
          <table:table-cell office:value-type="float" office:value="59929" table:style-name="ce48">
            <text:p>59.929</text:p>
          </table:table-cell>
          <table:table-cell office:value-type="percentage" office:value="0.87103572570564813" table:style-name="ce49">
            <text:p>87,1%</text:p>
          </table:table-cell>
          <table:table-cell office:value-type="float" office:value="52737" table:style-name="ce48">
            <text:p>52.737</text:p>
          </table:table-cell>
          <table:table-cell office:value-type="percentage" office:value="0.91683037499348063" table:style-name="ce49">
            <text:p>91,7%</text:p>
          </table:table-cell>
          <table:table-cell office:value-type="float" office:value="538935" table:style-name="ce48">
            <text:p>538.93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89195999820743" table:style-name="ce49">
            <text:p>92,9%</text:p>
          </table:table-cell>
          <table:table-cell office:value-type="percentage" office:value="0.8194810645111259" table:style-name="ce49">
            <text:p>81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55" table:style-name="ce48">
            <text:p>164.755</text:p>
          </table:table-cell>
          <table:table-cell office:value-type="percentage" office:value="1" table:style-name="ce49">
            <text:p>100,0%</text:p>
          </table:table-cell>
          <table:table-cell office:value-type="float" office:value="214406" table:style-name="ce48">
            <text:p>214.406</text:p>
          </table:table-cell>
          <table:table-cell office:value-type="percentage" office:value="0.99094127543144483" table:style-name="ce49">
            <text:p>99,1%</text:p>
          </table:table-cell>
          <table:table-cell office:value-type="float" office:value="280228" table:style-name="ce48">
            <text:p>280.228</text:p>
          </table:table-cell>
          <table:table-cell office:value-type="percentage" office:value="0.98615231398880221" table:style-name="ce49">
            <text:p>98,6%</text:p>
          </table:table-cell>
          <table:table-cell office:value-type="float" office:value="327068" table:style-name="ce48">
            <text:p>327.068</text:p>
          </table:table-cell>
          <table:table-cell office:value-type="percentage" office:value="0.96918513513913951" table:style-name="ce49">
            <text:p>96,9%</text:p>
          </table:table-cell>
          <table:table-cell office:value-type="float" office:value="326377" table:style-name="ce48">
            <text:p>326.377</text:p>
          </table:table-cell>
          <table:table-cell office:value-type="percentage" office:value="0.93769249333455917" table:style-name="ce49">
            <text:p>93,8%</text:p>
          </table:table-cell>
          <table:table-cell office:value-type="float" office:value="211941" table:style-name="ce48">
            <text:p>211.941</text:p>
          </table:table-cell>
          <table:table-cell office:value-type="percentage" office:value="0.89187619668819829" table:style-name="ce49">
            <text:p>89,2%</text:p>
          </table:table-cell>
          <table:table-cell office:value-type="float" office:value="175266" table:style-name="ce48">
            <text:p>175.266</text:p>
          </table:table-cell>
          <table:table-cell office:value-type="percentage" office:value="0.87978314885927267" table:style-name="ce49">
            <text:p>88,0%</text:p>
          </table:table-cell>
          <table:table-cell office:value-type="float" office:value="159557" table:style-name="ce48">
            <text:p>159.557</text:p>
          </table:table-cell>
          <table:table-cell office:value-type="percentage" office:value="0.9232714374164579" table:style-name="ce49">
            <text:p>92,3%</text:p>
          </table:table-cell>
          <table:table-cell office:value-type="float" office:value="1859598" table:style-name="ce48">
            <text:p>1.859.598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07794234301135" table:style-name="ce49">
            <text:p>95,1%</text:p>
          </table:table-cell>
          <table:table-cell office:value-type="percentage" office:value="0.85072107334800917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503" table:style-name="ce48">
            <text:p>2.503</text:p>
          </table:table-cell>
          <table:table-cell office:value-type="percentage" office:value="0.88227000352485019" table:style-name="ce49">
            <text:p>88,2%</text:p>
          </table:table-cell>
          <table:table-cell office:value-type="float" office:value="4100" table:style-name="ce48">
            <text:p>4.100</text:p>
          </table:table-cell>
          <table:table-cell office:value-type="percentage" office:value="0.93097184377838327" table:style-name="ce49">
            <text:p>93,1%</text:p>
          </table:table-cell>
          <table:table-cell office:value-type="float" office:value="8054" table:style-name="ce48">
            <text:p>8.054</text:p>
          </table:table-cell>
          <table:table-cell office:value-type="percentage" office:value="0.96698283107215754" table:style-name="ce49">
            <text:p>96,7%</text:p>
          </table:table-cell>
          <table:table-cell office:value-type="float" office:value="10978" table:style-name="ce48">
            <text:p>10.978</text:p>
          </table:table-cell>
          <table:table-cell office:value-type="percentage" office:value="0.94990049320757985" table:style-name="ce49">
            <text:p>95,0%</text:p>
          </table:table-cell>
          <table:table-cell office:value-type="float" office:value="11574" table:style-name="ce48">
            <text:p>11.574</text:p>
          </table:table-cell>
          <table:table-cell office:value-type="percentage" office:value="0.93663510560815733" table:style-name="ce49">
            <text:p>93,7%</text:p>
          </table:table-cell>
          <table:table-cell office:value-type="float" office:value="9727" table:style-name="ce48">
            <text:p>9.727</text:p>
          </table:table-cell>
          <table:table-cell office:value-type="percentage" office:value="0.85332046670760597" table:style-name="ce49">
            <text:p>85,3%</text:p>
          </table:table-cell>
          <table:table-cell office:value-type="float" office:value="9818" table:style-name="ce48">
            <text:p>9.818</text:p>
          </table:table-cell>
          <table:table-cell office:value-type="percentage" office:value="0.903635526921307" table:style-name="ce49">
            <text:p>90,4%</text:p>
          </table:table-cell>
          <table:table-cell office:value-type="float" office:value="9598" table:style-name="ce48">
            <text:p>9.598</text:p>
          </table:table-cell>
          <table:table-cell office:value-type="percentage" office:value="1.0341558021764896" table:style-name="ce49">
            <text:p>103,4%</text:p>
          </table:table-cell>
          <table:table-cell office:value-type="float" office:value="66352" table:style-name="ce48">
            <text:p>66.35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3415365554914187" table:style-name="ce49">
            <text:p>93,4%</text:p>
          </table:table-cell>
          <table:table-cell office:value-type="percentage" office:value="0.79447298154866675" table:style-name="ce49">
            <text:p>79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3" table:style-name="ce48">
            <text:p>7.523</text:p>
          </table:table-cell>
          <table:table-cell office:value-type="percentage" office:value="0.93978763272954402" table:style-name="ce49">
            <text:p>94,0%</text:p>
          </table:table-cell>
          <table:table-cell office:value-type="float" office:value="10177" table:style-name="ce48">
            <text:p>10.177</text:p>
          </table:table-cell>
          <table:table-cell office:value-type="percentage" office:value="0.94222757152115544" table:style-name="ce49">
            <text:p>94,2%</text:p>
          </table:table-cell>
          <table:table-cell office:value-type="float" office:value="10690" table:style-name="ce48">
            <text:p>10.690</text:p>
          </table:table-cell>
          <table:table-cell office:value-type="percentage" office:value="0.97866886386523844" table:style-name="ce49">
            <text:p>97,9%</text:p>
          </table:table-cell>
          <table:table-cell office:value-type="float" office:value="9302" table:style-name="ce48">
            <text:p>9.302</text:p>
          </table:table-cell>
          <table:table-cell office:value-type="percentage" office:value="0.84934258582907229" table:style-name="ce49">
            <text:p>84,9%</text:p>
          </table:table-cell>
          <table:table-cell office:value-type="float" office:value="9690" table:style-name="ce48">
            <text:p>9.690</text:p>
          </table:table-cell>
          <table:table-cell office:value-type="percentage" office:value="0.82884269951244549" table:style-name="ce49">
            <text:p>82,9%</text:p>
          </table:table-cell>
          <table:table-cell office:value-type="float" office:value="8805" table:style-name="ce48">
            <text:p>8.805</text:p>
          </table:table-cell>
          <table:table-cell office:value-type="percentage" office:value="0.91910229645093944" table:style-name="ce49">
            <text:p>91,9%</text:p>
          </table:table-cell>
          <table:table-cell office:value-type="float" office:value="61721" table:style-name="ce48">
            <text:p>61.721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412504028359653" table:style-name="ce49">
            <text:p>90,4%</text:p>
          </table:table-cell>
          <table:table-cell office:value-type="percentage" office:value="0.7345814191521268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9" table:style-name="ce48">
            <text:p>3.699</text:p>
          </table:table-cell>
          <table:table-cell office:value-type="string" table:style-name="ce49">
            <text:p>-</text:p>
          </table:table-cell>
          <table:table-cell office:value-type="float" office:value="9656" table:style-name="ce48">
            <text:p>9.656</text:p>
          </table:table-cell>
          <table:table-cell office:value-type="string" table:style-name="ce49">
            <text:p>-</text:p>
          </table:table-cell>
          <table:table-cell office:value-type="float" office:value="22634" table:style-name="ce48">
            <text:p>22.634</text:p>
          </table:table-cell>
          <table:table-cell office:value-type="string" table:style-name="ce49">
            <text:p>-</text:p>
          </table:table-cell>
          <table:table-cell office:value-type="float" office:value="32633" table:style-name="ce48">
            <text:p>32.633</text:p>
          </table:table-cell>
          <table:table-cell office:value-type="string" table:style-name="ce49">
            <text:p>-</text:p>
          </table:table-cell>
          <table:table-cell office:value-type="float" office:value="25054" table:style-name="ce48">
            <text:p>25.054</text:p>
          </table:table-cell>
          <table:table-cell office:value-type="string" table:style-name="ce49">
            <text:p>-</text:p>
          </table:table-cell>
          <table:table-cell office:value-type="float" office:value="1230" table:style-name="ce48">
            <text:p>1.230</text:p>
          </table:table-cell>
          <table:table-cell office:value-type="string" table:style-name="ce49">
            <text:p>-</text:p>
          </table:table-cell>
          <table:table-cell office:value-type="float" office:value="94956" table:style-name="ce48">
            <text:p>94.95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6" table:style-name="ce51">
            <text:p>316</text:p>
          </table:table-cell>
          <table:table-cell office:value-type="string" table:style-name="ce52">
            <text:p>-</text:p>
          </table:table-cell>
          <table:table-cell office:value-type="float" office:value="911" table:style-name="ce51">
            <text:p>911</text:p>
          </table:table-cell>
          <table:table-cell office:value-type="string" table:style-name="ce52">
            <text:p>-</text:p>
          </table:table-cell>
          <table:table-cell office:value-type="float" office:value="1922" table:style-name="ce51">
            <text:p>1.922</text:p>
          </table:table-cell>
          <table:table-cell office:value-type="string" table:style-name="ce52">
            <text:p>-</text:p>
          </table:table-cell>
          <table:table-cell office:value-type="float" office:value="2377" table:style-name="ce51">
            <text:p>2.377</text:p>
          </table:table-cell>
          <table:table-cell office:value-type="string" table:style-name="ce52">
            <text:p>-</text:p>
          </table:table-cell>
          <table:table-cell office:value-type="float" office:value="2095" table:style-name="ce51">
            <text:p>2.095</text:p>
          </table:table-cell>
          <table:table-cell office:value-type="string" table:style-name="ce52">
            <text:p>-</text:p>
          </table:table-cell>
          <table:table-cell office:value-type="float" office:value="266" table:style-name="ce51">
            <text:p>266</text:p>
          </table:table-cell>
          <table:table-cell office:value-type="string" table:style-name="ce52">
            <text:p>-</text:p>
          </table:table-cell>
          <table:table-cell office:value-type="float" office:value="7972" table:style-name="ce51">
            <text:p>7.97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942" table:style-name="ce55">
            <text:p>2.950.942</text:p>
          </table:table-cell>
          <table:table-cell office:value-type="percentage" office:value="1" table:style-name="ce56">
            <text:p>100,0%</text:p>
          </table:table-cell>
          <table:table-cell office:value-type="float" office:value="3966514" table:style-name="ce55">
            <text:p>3.966.514</text:p>
          </table:table-cell>
          <table:table-cell office:value-type="percentage" office:value="0.99241523717927382" table:style-name="ce56">
            <text:p>99,2%</text:p>
          </table:table-cell>
          <table:table-cell office:value-type="float" office:value="5333706" table:style-name="ce55">
            <text:p>5.333.706</text:p>
          </table:table-cell>
          <table:table-cell office:value-type="percentage" office:value="0.96841598791501293" table:style-name="ce56">
            <text:p>96,8%</text:p>
          </table:table-cell>
          <table:table-cell office:value-type="float" office:value="6766165" table:style-name="ce55">
            <text:p>6.766.165</text:p>
          </table:table-cell>
          <table:table-cell office:value-type="percentage" office:value="0.94900931510015685" table:style-name="ce56">
            <text:p>94,9%</text:p>
          </table:table-cell>
          <table:table-cell office:value-type="float" office:value="7128379" table:style-name="ce55">
            <text:p>7.128.379</text:p>
          </table:table-cell>
          <table:table-cell office:value-type="percentage" office:value="0.91192965210351851" table:style-name="ce56">
            <text:p>91,2%</text:p>
          </table:table-cell>
          <table:table-cell office:value-type="float" office:value="5120285" table:style-name="ce55">
            <text:p>5.120.285</text:p>
          </table:table-cell>
          <table:table-cell office:value-type="percentage" office:value="0.86170780307033634" table:style-name="ce56">
            <text:p>86,2%</text:p>
          </table:table-cell>
          <table:table-cell office:value-type="float" office:value="4239190" table:style-name="ce55">
            <text:p>4.239.190</text:p>
          </table:table-cell>
          <table:table-cell office:value-type="percentage" office:value="0.86081827882642359" table:style-name="ce56">
            <text:p>86,1%</text:p>
          </table:table-cell>
          <table:table-cell office:value-type="float" office:value="3634427" table:style-name="ce55">
            <text:p>3.634.427</text:p>
          </table:table-cell>
          <table:table-cell office:value-type="percentage" office:value="0.91226447441014746" table:style-name="ce56">
            <text:p>91,2%</text:p>
          </table:table-cell>
          <table:table-cell office:value-type="float" office:value="39139608" table:style-name="ce55">
            <text:p>39.139.60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780792656959643" table:style-name="ce56">
            <text:p>92,8%</text:p>
          </table:table-cell>
          <table:table-cell office:value-type="percentage" office:value="0.82575282607452272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469" table:style-name="ce45">
            <text:p>430.469</text:p>
          </table:table-cell>
          <table:table-cell office:value-type="percentage" office:value="1" table:style-name="ce46">
            <text:p>100,0%</text:p>
          </table:table-cell>
          <table:table-cell office:value-type="float" office:value="652479" table:style-name="ce45">
            <text:p>652.479</text:p>
          </table:table-cell>
          <table:table-cell office:value-type="percentage" office:value="0.99718181998798761" table:style-name="ce46">
            <text:p>99,7%</text:p>
          </table:table-cell>
          <table:table-cell office:value-type="float" office:value="930150" table:style-name="ce45">
            <text:p>930.150</text:p>
          </table:table-cell>
          <table:table-cell office:value-type="percentage" office:value="0.97069698370640001" table:style-name="ce46">
            <text:p>97,1%</text:p>
          </table:table-cell>
          <table:table-cell office:value-type="float" office:value="1218766" table:style-name="ce45">
            <text:p>1.218.766</text:p>
          </table:table-cell>
          <table:table-cell office:value-type="percentage" office:value="0.94654746732463957" table:style-name="ce46">
            <text:p>94,7%</text:p>
          </table:table-cell>
          <table:table-cell office:value-type="float" office:value="1260656" table:style-name="ce45">
            <text:p>1.260.656</text:p>
          </table:table-cell>
          <table:table-cell office:value-type="percentage" office:value="0.91065752823014068" table:style-name="ce46">
            <text:p>91,1%</text:p>
          </table:table-cell>
          <table:table-cell office:value-type="float" office:value="942812" table:style-name="ce45">
            <text:p>942.812</text:p>
          </table:table-cell>
          <table:table-cell office:value-type="percentage" office:value="0.85572254901871803" table:style-name="ce46">
            <text:p>85,6%</text:p>
          </table:table-cell>
          <table:table-cell office:value-type="float" office:value="782481" table:style-name="ce45">
            <text:p>782.481</text:p>
          </table:table-cell>
          <table:table-cell office:value-type="percentage" office:value="0.84490968694931068" table:style-name="ce46">
            <text:p>84,5%</text:p>
          </table:table-cell>
          <table:table-cell office:value-type="float" office:value="691123" table:style-name="ce45">
            <text:p>691.123</text:p>
          </table:table-cell>
          <table:table-cell office:value-type="percentage" office:value="0.89425707061950244" table:style-name="ce46">
            <text:p>89,4%</text:p>
          </table:table-cell>
          <table:table-cell office:value-type="float" office:value="6908936" table:style-name="ce45">
            <text:p>6.908.936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020929661075079" table:style-name="ce46">
            <text:p>92,0%</text:p>
          </table:table-cell>
          <table:table-cell office:value-type="percentage" office:value="0.81260405374268851" table:style-name="ce46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481" table:style-name="ce48">
            <text:p>100.4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157" table:style-name="ce48">
            <text:p>119.157</text:p>
          </table:table-cell>
          <table:table-cell office:value-type="percentage" office:value="0.99608777429467088" table:style-name="ce49">
            <text:p>99,6%</text:p>
          </table:table-cell>
          <table:table-cell office:value-type="float" office:value="154324" table:style-name="ce48">
            <text:p>154.324</text:p>
          </table:table-cell>
          <table:table-cell office:value-type="percentage" office:value="0.95669208356580493" table:style-name="ce49">
            <text:p>95,7%</text:p>
          </table:table-cell>
          <table:table-cell office:value-type="float" office:value="186610" table:style-name="ce48">
            <text:p>186.610</text:p>
          </table:table-cell>
          <table:table-cell office:value-type="percentage" office:value="0.92854654923620439" table:style-name="ce49">
            <text:p>92,9%</text:p>
          </table:table-cell>
          <table:table-cell office:value-type="float" office:value="189440" table:style-name="ce48">
            <text:p>189.440</text:p>
          </table:table-cell>
          <table:table-cell office:value-type="percentage" office:value="0.88673778418532367" table:style-name="ce49">
            <text:p>88,7%</text:p>
          </table:table-cell>
          <table:table-cell office:value-type="float" office:value="128085" table:style-name="ce48">
            <text:p>128.085</text:p>
          </table:table-cell>
          <table:table-cell office:value-type="percentage" office:value="0.809240703066756" table:style-name="ce49">
            <text:p>80,9%</text:p>
          </table:table-cell>
          <table:table-cell office:value-type="float" office:value="106376" table:style-name="ce48">
            <text:p>106.376</text:p>
          </table:table-cell>
          <table:table-cell office:value-type="percentage" office:value="0.81328460679826908" table:style-name="ce49">
            <text:p>81,3%</text:p>
          </table:table-cell>
          <table:table-cell office:value-type="float" office:value="90145" table:style-name="ce48">
            <text:p>90.145</text:p>
          </table:table-cell>
          <table:table-cell office:value-type="percentage" office:value="0.84218541252090395" table:style-name="ce49">
            <text:p>84,2%</text:p>
          </table:table-cell>
          <table:table-cell office:value-type="float" office:value="1074618" table:style-name="ce48">
            <text:p>1.074.61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348980333073259" table:style-name="ce49">
            <text:p>90,3%</text:p>
          </table:table-cell>
          <table:table-cell office:value-type="percentage" office:value="0.80729573979459601" table:style-name="ce4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379" table:style-name="ce48">
            <text:p>88.379</text:p>
          </table:table-cell>
          <table:table-cell office:value-type="percentage" office:value="1" table:style-name="ce49">
            <text:p>100,0%</text:p>
          </table:table-cell>
          <table:table-cell office:value-type="float" office:value="114236" table:style-name="ce48">
            <text:p>114.236</text:p>
          </table:table-cell>
          <table:table-cell office:value-type="percentage" office:value="1" table:style-name="ce49">
            <text:p>100,0%</text:p>
          </table:table-cell>
          <table:table-cell office:value-type="float" office:value="148051" table:style-name="ce48">
            <text:p>148.051</text:p>
          </table:table-cell>
          <table:table-cell office:value-type="percentage" office:value="0.97408382130403315" table:style-name="ce49">
            <text:p>97,4%</text:p>
          </table:table-cell>
          <table:table-cell office:value-type="float" office:value="153132" table:style-name="ce48">
            <text:p>153.132</text:p>
          </table:table-cell>
          <table:table-cell office:value-type="percentage" office:value="0.94477520776392343" table:style-name="ce49">
            <text:p>94,5%</text:p>
          </table:table-cell>
          <table:table-cell office:value-type="float" office:value="150973" table:style-name="ce48">
            <text:p>150.973</text:p>
          </table:table-cell>
          <table:table-cell office:value-type="percentage" office:value="0.90991441658630667" table:style-name="ce49">
            <text:p>91,0%</text:p>
          </table:table-cell>
          <table:table-cell office:value-type="float" office:value="90939" table:style-name="ce48">
            <text:p>90.939</text:p>
          </table:table-cell>
          <table:table-cell office:value-type="percentage" office:value="0.8374450921347073" table:style-name="ce49">
            <text:p>83,7%</text:p>
          </table:table-cell>
          <table:table-cell office:value-type="float" office:value="66521" table:style-name="ce48">
            <text:p>66.521</text:p>
          </table:table-cell>
          <table:table-cell office:value-type="percentage" office:value="0.83946644456222708" table:style-name="ce49">
            <text:p>83,9%</text:p>
          </table:table-cell>
          <table:table-cell office:value-type="float" office:value="60715" table:style-name="ce48">
            <text:p>60.715</text:p>
          </table:table-cell>
          <table:table-cell office:value-type="percentage" office:value="0.93041252911609662" table:style-name="ce49">
            <text:p>93,0%</text:p>
          </table:table-cell>
          <table:table-cell office:value-type="float" office:value="872946" table:style-name="ce48">
            <text:p>872.946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820067129025086" table:style-name="ce49">
            <text:p>93,8%</text:p>
          </table:table-cell>
          <table:table-cell office:value-type="percentage" office:value="0.86183777294451813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39" table:style-name="ce48">
            <text:p>51.339</text:p>
          </table:table-cell>
          <table:table-cell office:value-type="percentage" office:value="0.95722782615180957" table:style-name="ce49">
            <text:p>95,7%</text:p>
          </table:table-cell>
          <table:table-cell office:value-type="float" office:value="79553" table:style-name="ce48">
            <text:p>79.553</text:p>
          </table:table-cell>
          <table:table-cell office:value-type="percentage" office:value="0.91194946924364351" table:style-name="ce49">
            <text:p>91,2%</text:p>
          </table:table-cell>
          <table:table-cell office:value-type="float" office:value="111608" table:style-name="ce48">
            <text:p>111.608</text:p>
          </table:table-cell>
          <table:table-cell office:value-type="percentage" office:value="0.8760920929721413" table:style-name="ce49">
            <text:p>87,6%</text:p>
          </table:table-cell>
          <table:table-cell office:value-type="float" office:value="152244" table:style-name="ce48">
            <text:p>152.244</text:p>
          </table:table-cell>
          <table:table-cell office:value-type="percentage" office:value="0.8576740203258445" table:style-name="ce49">
            <text:p>85,8%</text:p>
          </table:table-cell>
          <table:table-cell office:value-type="float" office:value="171674" table:style-name="ce48">
            <text:p>171.674</text:p>
          </table:table-cell>
          <table:table-cell office:value-type="percentage" office:value="0.79250125794583215" table:style-name="ce49">
            <text:p>79,3%</text:p>
          </table:table-cell>
          <table:table-cell office:value-type="float" office:value="132272" table:style-name="ce48">
            <text:p>132.272</text:p>
          </table:table-cell>
          <table:table-cell office:value-type="percentage" office:value="0.71868598781832904" table:style-name="ce49">
            <text:p>71,9%</text:p>
          </table:table-cell>
          <table:table-cell office:value-type="float" office:value="101779" table:style-name="ce48">
            <text:p>101.779</text:p>
          </table:table-cell>
          <table:table-cell office:value-type="percentage" office:value="0.74175916276154596" table:style-name="ce49">
            <text:p>74,2%</text:p>
          </table:table-cell>
          <table:table-cell office:value-type="float" office:value="79638" table:style-name="ce48">
            <text:p>79.638</text:p>
          </table:table-cell>
          <table:table-cell office:value-type="percentage" office:value="0.80009242886995657" table:style-name="ce49">
            <text:p>80,0%</text:p>
          </table:table-cell>
          <table:table-cell office:value-type="float" office:value="880107" table:style-name="ce48">
            <text:p>880.10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251621372856209" table:style-name="ce49">
            <text:p>81,3%</text:p>
          </table:table-cell>
          <table:table-cell office:value-type="percentage" office:value="0.72153224980016806" table:style-name="ce4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36" table:style-name="ce48">
            <text:p>92.536</text:p>
          </table:table-cell>
          <table:table-cell office:value-type="percentage" office:value="0.92202227934875747" table:style-name="ce49">
            <text:p>92,2%</text:p>
          </table:table-cell>
          <table:table-cell office:value-type="float" office:value="151324" table:style-name="ce48">
            <text:p>151.324</text:p>
          </table:table-cell>
          <table:table-cell office:value-type="percentage" office:value="0.90371821363305183" table:style-name="ce49">
            <text:p>90,4%</text:p>
          </table:table-cell>
          <table:table-cell office:value-type="float" office:value="223275" table:style-name="ce48">
            <text:p>223.275</text:p>
          </table:table-cell>
          <table:table-cell office:value-type="percentage" office:value="0.88757925702132734" table:style-name="ce49">
            <text:p>88,8%</text:p>
          </table:table-cell>
          <table:table-cell office:value-type="float" office:value="321940" table:style-name="ce48">
            <text:p>321.940</text:p>
          </table:table-cell>
          <table:table-cell office:value-type="percentage" office:value="0.87425016361300978" table:style-name="ce49">
            <text:p>87,4%</text:p>
          </table:table-cell>
          <table:table-cell office:value-type="float" office:value="319463" table:style-name="ce48">
            <text:p>319.463</text:p>
          </table:table-cell>
          <table:table-cell office:value-type="percentage" office:value="0.81060377310615195" table:style-name="ce49">
            <text:p>81,1%</text:p>
          </table:table-cell>
          <table:table-cell office:value-type="float" office:value="230692" table:style-name="ce48">
            <text:p>230.692</text:p>
          </table:table-cell>
          <table:table-cell office:value-type="percentage" office:value="0.73736024189578797" table:style-name="ce49">
            <text:p>73,7%</text:p>
          </table:table-cell>
          <table:table-cell office:value-type="float" office:value="187753" table:style-name="ce48">
            <text:p>187.753</text:p>
          </table:table-cell>
          <table:table-cell office:value-type="percentage" office:value="0.73723745538361263" table:style-name="ce49">
            <text:p>73,7%</text:p>
          </table:table-cell>
          <table:table-cell office:value-type="float" office:value="155488" table:style-name="ce48">
            <text:p>155.488</text:p>
          </table:table-cell>
          <table:table-cell office:value-type="percentage" office:value="0.8438281822375383" table:style-name="ce49">
            <text:p>84,4%</text:p>
          </table:table-cell>
          <table:table-cell office:value-type="float" office:value="1682471" table:style-name="ce48">
            <text:p>1.682.47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73716469970932" table:style-name="ce49">
            <text:p>82,7%</text:p>
          </table:table-cell>
          <table:table-cell office:value-type="percentage" office:value="0.74964099040754884" table:style-name="ce49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30" table:style-name="ce48">
            <text:p>42.230</text:p>
          </table:table-cell>
          <table:table-cell office:value-type="percentage" office:value="1" table:style-name="ce49">
            <text:p>100,0%</text:p>
          </table:table-cell>
          <table:table-cell office:value-type="float" office:value="56035" table:style-name="ce48">
            <text:p>56.035</text:p>
          </table:table-cell>
          <table:table-cell office:value-type="percentage" office:value="1" table:style-name="ce49">
            <text:p>100,0%</text:p>
          </table:table-cell>
          <table:table-cell office:value-type="float" office:value="76963" table:style-name="ce48">
            <text:p>76.963</text:p>
          </table:table-cell>
          <table:table-cell office:value-type="percentage" office:value="0.97105618431179586" table:style-name="ce49">
            <text:p>97,1%</text:p>
          </table:table-cell>
          <table:table-cell office:value-type="float" office:value="84780" table:style-name="ce48">
            <text:p>84.780</text:p>
          </table:table-cell>
          <table:table-cell office:value-type="percentage" office:value="0.93195558975486426" table:style-name="ce49">
            <text:p>93,2%</text:p>
          </table:table-cell>
          <table:table-cell office:value-type="float" office:value="88830" table:style-name="ce48">
            <text:p>88.830</text:p>
          </table:table-cell>
          <table:table-cell office:value-type="percentage" office:value="0.91214342924034253" table:style-name="ce49">
            <text:p>91,2%</text:p>
          </table:table-cell>
          <table:table-cell office:value-type="float" office:value="56028" table:style-name="ce48">
            <text:p>56.028</text:p>
          </table:table-cell>
          <table:table-cell office:value-type="percentage" office:value="0.83427141963727325" table:style-name="ce49">
            <text:p>83,4%</text:p>
          </table:table-cell>
          <table:table-cell office:value-type="float" office:value="42510" table:style-name="ce48">
            <text:p>42.510</text:p>
          </table:table-cell>
          <table:table-cell office:value-type="percentage" office:value="0.83561024512020132" table:style-name="ce49">
            <text:p>83,6%</text:p>
          </table:table-cell>
          <table:table-cell office:value-type="float" office:value="41383" table:style-name="ce48">
            <text:p>41.383</text:p>
          </table:table-cell>
          <table:table-cell office:value-type="percentage" office:value="0.91387496411456837" table:style-name="ce49">
            <text:p>91,4%</text:p>
          </table:table-cell>
          <table:table-cell office:value-type="float" office:value="488759" table:style-name="ce48">
            <text:p>488.759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732733530400602" table:style-name="ce49">
            <text:p>92,7%</text:p>
          </table:table-cell>
          <table:table-cell office:value-type="percentage" office:value="0.83741079918787642" table:style-name="ce49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02" table:style-name="ce48">
            <text:p>228.002</text:p>
          </table:table-cell>
          <table:table-cell office:value-type="percentage" office:value="1" table:style-name="ce49">
            <text:p>100,0%</text:p>
          </table:table-cell>
          <table:table-cell office:value-type="float" office:value="250525" table:style-name="ce48">
            <text:p>250.525</text:p>
          </table:table-cell>
          <table:table-cell office:value-type="percentage" office:value="1" table:style-name="ce49">
            <text:p>100,0%</text:p>
          </table:table-cell>
          <table:table-cell office:value-type="float" office:value="322475" table:style-name="ce48">
            <text:p>322.475</text:p>
          </table:table-cell>
          <table:table-cell office:value-type="percentage" office:value="0.98542978765015599" table:style-name="ce49">
            <text:p>98,5%</text:p>
          </table:table-cell>
          <table:table-cell office:value-type="float" office:value="353353" table:style-name="ce48">
            <text:p>353.353</text:p>
          </table:table-cell>
          <table:table-cell office:value-type="percentage" office:value="0.92694181315467084" table:style-name="ce49">
            <text:p>92,7%</text:p>
          </table:table-cell>
          <table:table-cell office:value-type="float" office:value="321520" table:style-name="ce48">
            <text:p>321.520</text:p>
          </table:table-cell>
          <table:table-cell office:value-type="percentage" office:value="0.89261025757769252" table:style-name="ce49">
            <text:p>89,3%</text:p>
          </table:table-cell>
          <table:table-cell office:value-type="float" office:value="213730" table:style-name="ce48">
            <text:p>213.730</text:p>
          </table:table-cell>
          <table:table-cell office:value-type="percentage" office:value="0.82552471591567467" table:style-name="ce49">
            <text:p>82,6%</text:p>
          </table:table-cell>
          <table:table-cell office:value-type="float" office:value="174414" table:style-name="ce48">
            <text:p>174.414</text:p>
          </table:table-cell>
          <table:table-cell office:value-type="percentage" office:value="0.82356607595653963" table:style-name="ce49">
            <text:p>82,4%</text:p>
          </table:table-cell>
          <table:table-cell office:value-type="float" office:value="144714" table:style-name="ce48">
            <text:p>144.714</text:p>
          </table:table-cell>
          <table:table-cell office:value-type="percentage" office:value="0.86037883922519887" table:style-name="ce49">
            <text:p>86,0%</text:p>
          </table:table-cell>
          <table:table-cell office:value-type="float" office:value="2008733" table:style-name="ce48">
            <text:p>2.008.73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476759191013136" table:style-name="ce49">
            <text:p>92,5%</text:p>
          </table:table-cell>
          <table:table-cell office:value-type="percentage" office:value="0.84165413514932441" table:style-name="ce49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413" table:style-name="ce48">
            <text:p>137.413</text:p>
          </table:table-cell>
          <table:table-cell office:value-type="percentage" office:value="1" table:style-name="ce49">
            <text:p>100,0%</text:p>
          </table:table-cell>
          <table:table-cell office:value-type="float" office:value="158405" table:style-name="ce48">
            <text:p>158.405</text:p>
          </table:table-cell>
          <table:table-cell office:value-type="percentage" office:value="1" table:style-name="ce49">
            <text:p>100,0%</text:p>
          </table:table-cell>
          <table:table-cell office:value-type="float" office:value="220796" table:style-name="ce48">
            <text:p>220.796</text:p>
          </table:table-cell>
          <table:table-cell office:value-type="percentage" office:value="0.96828459662848421" table:style-name="ce49">
            <text:p>96,8%</text:p>
          </table:table-cell>
          <table:table-cell office:value-type="float" office:value="284208" table:style-name="ce48">
            <text:p>284.208</text:p>
          </table:table-cell>
          <table:table-cell office:value-type="percentage" office:value="0.9126577116121346" table:style-name="ce49">
            <text:p>91,3%</text:p>
          </table:table-cell>
          <table:table-cell office:value-type="float" office:value="284191" table:style-name="ce48">
            <text:p>284.191</text:p>
          </table:table-cell>
          <table:table-cell office:value-type="percentage" office:value="0.85941133600055641" table:style-name="ce49">
            <text:p>85,9%</text:p>
          </table:table-cell>
          <table:table-cell office:value-type="float" office:value="203886" table:style-name="ce48">
            <text:p>203.886</text:p>
          </table:table-cell>
          <table:table-cell office:value-type="percentage" office:value="0.79101923949858588" table:style-name="ce49">
            <text:p>79,1%</text:p>
          </table:table-cell>
          <table:table-cell office:value-type="float" office:value="171710" table:style-name="ce48">
            <text:p>171.710</text:p>
          </table:table-cell>
          <table:table-cell office:value-type="percentage" office:value="0.78409256959158324" table:style-name="ce49">
            <text:p>78,4%</text:p>
          </table:table-cell>
          <table:table-cell office:value-type="float" office:value="151445" table:style-name="ce48">
            <text:p>151.445</text:p>
          </table:table-cell>
          <table:table-cell office:value-type="percentage" office:value="0.8516950105727269" table:style-name="ce49">
            <text:p>85,2%</text:p>
          </table:table-cell>
          <table:table-cell office:value-type="float" office:value="1612054" table:style-name="ce48">
            <text:p>1.612.05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765485258925536" table:style-name="ce49">
            <text:p>88,8%</text:p>
          </table:table-cell>
          <table:table-cell office:value-type="percentage" office:value="0.78688369350442433" table:style-name="ce4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166" table:style-name="ce48">
            <text:p>455.166</text:p>
          </table:table-cell>
          <table:table-cell office:value-type="percentage" office:value="1" table:style-name="ce49">
            <text:p>100,0%</text:p>
          </table:table-cell>
          <table:table-cell office:value-type="float" office:value="617798" table:style-name="ce48">
            <text:p>617.798</text:p>
          </table:table-cell>
          <table:table-cell office:value-type="percentage" office:value="0.97178388513471003" table:style-name="ce49">
            <text:p>97,2%</text:p>
          </table:table-cell>
          <table:table-cell office:value-type="float" office:value="797746" table:style-name="ce48">
            <text:p>797.746</text:p>
          </table:table-cell>
          <table:table-cell office:value-type="percentage" office:value="0.9357899972316196" table:style-name="ce49">
            <text:p>93,6%</text:p>
          </table:table-cell>
          <table:table-cell office:value-type="float" office:value="1034222" table:style-name="ce48">
            <text:p>1.034.222</text:p>
          </table:table-cell>
          <table:table-cell office:value-type="percentage" office:value="0.94242851974802277" table:style-name="ce49">
            <text:p>94,2%</text:p>
          </table:table-cell>
          <table:table-cell office:value-type="float" office:value="1147317" table:style-name="ce48">
            <text:p>1.147.317</text:p>
          </table:table-cell>
          <table:table-cell office:value-type="percentage" office:value="0.89948256803054416" table:style-name="ce49">
            <text:p>89,9%</text:p>
          </table:table-cell>
          <table:table-cell office:value-type="float" office:value="806464" table:style-name="ce48">
            <text:p>806.464</text:p>
          </table:table-cell>
          <table:table-cell office:value-type="percentage" office:value="0.83430647570730421" table:style-name="ce49">
            <text:p>83,4%</text:p>
          </table:table-cell>
          <table:table-cell office:value-type="float" office:value="670394" table:style-name="ce48">
            <text:p>670.394</text:p>
          </table:table-cell>
          <table:table-cell office:value-type="percentage" office:value="0.8086301292203476" table:style-name="ce49">
            <text:p>80,9%</text:p>
          </table:table-cell>
          <table:table-cell office:value-type="float" office:value="565653" table:style-name="ce48">
            <text:p>565.653</text:p>
          </table:table-cell>
          <table:table-cell office:value-type="percentage" office:value="0.84254419740140585" table:style-name="ce49">
            <text:p>84,3%</text:p>
          </table:table-cell>
          <table:table-cell office:value-type="float" office:value="6094760" table:style-name="ce48">
            <text:p>6.094.76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89861220503496253" table:style-name="ce49">
            <text:p>89,9%</text:p>
          </table:table-cell>
          <table:table-cell office:value-type="percentage" office:value="0.79449341587352162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600" table:style-name="ce48">
            <text:p>293.600</text:p>
          </table:table-cell>
          <table:table-cell office:value-type="percentage" office:value="1" table:style-name="ce49">
            <text:p>100,0%</text:p>
          </table:table-cell>
          <table:table-cell office:value-type="float" office:value="433276" table:style-name="ce48">
            <text:p>433.276</text:p>
          </table:table-cell>
          <table:table-cell office:value-type="percentage" office:value="0.98521974823546532" table:style-name="ce49">
            <text:p>98,5%</text:p>
          </table:table-cell>
          <table:table-cell office:value-type="float" office:value="570201" table:style-name="ce48">
            <text:p>570.201</text:p>
          </table:table-cell>
          <table:table-cell office:value-type="percentage" office:value="0.95488662625180021" table:style-name="ce49">
            <text:p>95,5%</text:p>
          </table:table-cell>
          <table:table-cell office:value-type="float" office:value="715447" table:style-name="ce48">
            <text:p>715.447</text:p>
          </table:table-cell>
          <table:table-cell office:value-type="percentage" office:value="0.93854224605664993" table:style-name="ce49">
            <text:p>93,9%</text:p>
          </table:table-cell>
          <table:table-cell office:value-type="float" office:value="756477" table:style-name="ce48">
            <text:p>756.477</text:p>
          </table:table-cell>
          <table:table-cell office:value-type="percentage" office:value="0.89979339211607157" table:style-name="ce49">
            <text:p>90,0%</text:p>
          </table:table-cell>
          <table:table-cell office:value-type="float" office:value="516782" table:style-name="ce48">
            <text:p>516.782</text:p>
          </table:table-cell>
          <table:table-cell office:value-type="percentage" office:value="0.84177280138649757" table:style-name="ce49">
            <text:p>84,2%</text:p>
          </table:table-cell>
          <table:table-cell office:value-type="float" office:value="432152" table:style-name="ce48">
            <text:p>432.152</text:p>
          </table:table-cell>
          <table:table-cell office:value-type="percentage" office:value="0.84277448305585512" table:style-name="ce49">
            <text:p>84,3%</text:p>
          </table:table-cell>
          <table:table-cell office:value-type="float" office:value="380959" table:style-name="ce48">
            <text:p>380.959</text:p>
          </table:table-cell>
          <table:table-cell office:value-type="percentage" office:value="0.88028255258579058" table:style-name="ce49">
            <text:p>88,0%</text:p>
          </table:table-cell>
          <table:table-cell office:value-type="float" office:value="4098894" table:style-name="ce48">
            <text:p>4.098.89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248225188367116" table:style-name="ce49">
            <text:p>91,2%</text:p>
          </table:table-cell>
          <table:table-cell office:value-type="percentage" office:value="0.81213739921082539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35" table:style-name="ce48">
            <text:p>77.635</text:p>
          </table:table-cell>
          <table:table-cell office:value-type="percentage" office:value="1" table:style-name="ce49">
            <text:p>100,0%</text:p>
          </table:table-cell>
          <table:table-cell office:value-type="float" office:value="95716" table:style-name="ce48">
            <text:p>95.716</text:p>
          </table:table-cell>
          <table:table-cell office:value-type="percentage" office:value="1" table:style-name="ce49">
            <text:p>100,0%</text:p>
          </table:table-cell>
          <table:table-cell office:value-type="float" office:value="132454" table:style-name="ce48">
            <text:p>132.454</text:p>
          </table:table-cell>
          <table:table-cell office:value-type="percentage" office:value="1.013536366071087" table:style-name="ce49">
            <text:p>101,4%</text:p>
          </table:table-cell>
          <table:table-cell office:value-type="float" office:value="161319" table:style-name="ce48">
            <text:p>161.319</text:p>
          </table:table-cell>
          <table:table-cell office:value-type="percentage" office:value="0.96050085440569688" table:style-name="ce49">
            <text:p>96,1%</text:p>
          </table:table-cell>
          <table:table-cell office:value-type="float" office:value="145675" table:style-name="ce48">
            <text:p>145.675</text:p>
          </table:table-cell>
          <table:table-cell office:value-type="percentage" office:value="0.92470927280113757" table:style-name="ce49">
            <text:p>92,5%</text:p>
          </table:table-cell>
          <table:table-cell office:value-type="float" office:value="112527" table:style-name="ce48">
            <text:p>112.527</text:p>
          </table:table-cell>
          <table:table-cell office:value-type="percentage" office:value="0.86664561544030438" table:style-name="ce49">
            <text:p>86,7%</text:p>
          </table:table-cell>
          <table:table-cell office:value-type="float" office:value="92700" table:style-name="ce48">
            <text:p>92.700</text:p>
          </table:table-cell>
          <table:table-cell office:value-type="percentage" office:value="0.82395605567703056" table:style-name="ce49">
            <text:p>82,4%</text:p>
          </table:table-cell>
          <table:table-cell office:value-type="float" office:value="78015" table:style-name="ce48">
            <text:p>78.015</text:p>
          </table:table-cell>
          <table:table-cell office:value-type="percentage" office:value="0.91023113091974006" table:style-name="ce49">
            <text:p>91,0%</text:p>
          </table:table-cell>
          <table:table-cell office:value-type="float" office:value="896041" table:style-name="ce48">
            <text:p>896.04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331027803219325" table:style-name="ce49">
            <text:p>94,3%</text:p>
          </table:table-cell>
          <table:table-cell office:value-type="percentage" office:value="0.84692046022727807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05" table:style-name="ce48">
            <text:p>241.505</text:p>
          </table:table-cell>
          <table:table-cell office:value-type="percentage" office:value="1" table:style-name="ce49">
            <text:p>100,0%</text:p>
          </table:table-cell>
          <table:table-cell office:value-type="float" office:value="291144" table:style-name="ce48">
            <text:p>291.144</text:p>
          </table:table-cell>
          <table:table-cell office:value-type="percentage" office:value="0.99710605536509933" table:style-name="ce49">
            <text:p>99,7%</text:p>
          </table:table-cell>
          <table:table-cell office:value-type="float" office:value="347354" table:style-name="ce48">
            <text:p>347.354</text:p>
          </table:table-cell>
          <table:table-cell office:value-type="percentage" office:value="0.98243043731580526" table:style-name="ce49">
            <text:p>98,2%</text:p>
          </table:table-cell>
          <table:table-cell office:value-type="float" office:value="391992" table:style-name="ce48">
            <text:p>391.992</text:p>
          </table:table-cell>
          <table:table-cell office:value-type="percentage" office:value="0.95794721407624639" table:style-name="ce49">
            <text:p>95,8%</text:p>
          </table:table-cell>
          <table:table-cell office:value-type="float" office:value="409936" table:style-name="ce48">
            <text:p>409.936</text:p>
          </table:table-cell>
          <table:table-cell office:value-type="percentage" office:value="0.92570404008698459" table:style-name="ce49">
            <text:p>92,6%</text:p>
          </table:table-cell>
          <table:table-cell office:value-type="float" office:value="265686" table:style-name="ce48">
            <text:p>265.686</text:p>
          </table:table-cell>
          <table:table-cell office:value-type="percentage" office:value="0.86094530748741083" table:style-name="ce49">
            <text:p>86,1%</text:p>
          </table:table-cell>
          <table:table-cell office:value-type="float" office:value="200550" table:style-name="ce48">
            <text:p>200.550</text:p>
          </table:table-cell>
          <table:table-cell office:value-type="percentage" office:value="0.87058629461456316" table:style-name="ce49">
            <text:p>87,1%</text:p>
          </table:table-cell>
          <table:table-cell office:value-type="float" office:value="173328" table:style-name="ce48">
            <text:p>173.328</text:p>
          </table:table-cell>
          <table:table-cell office:value-type="percentage" office:value="0.94537045117374985" table:style-name="ce49">
            <text:p>94,5%</text:p>
          </table:table-cell>
          <table:table-cell office:value-type="float" office:value="2321495" table:style-name="ce48">
            <text:p>2.321.495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1852448997955" table:style-name="ce49">
            <text:p>94,5%</text:p>
          </table:table-cell>
          <table:table-cell office:value-type="percentage" office:value="0.86080895080085251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53" table:style-name="ce48">
            <text:p>23.253</text:p>
          </table:table-cell>
          <table:table-cell office:value-type="percentage" office:value="1" table:style-name="ce49">
            <text:p>100,0%</text:p>
          </table:table-cell>
          <table:table-cell office:value-type="float" office:value="28646" table:style-name="ce48">
            <text:p>28.646</text:p>
          </table:table-cell>
          <table:table-cell office:value-type="percentage" office:value="1" table:style-name="ce49">
            <text:p>100,0%</text:p>
          </table:table-cell>
          <table:table-cell office:value-type="float" office:value="38033" table:style-name="ce48">
            <text:p>38.033</text:p>
          </table:table-cell>
          <table:table-cell office:value-type="percentage" office:value="0.98495364375615058" table:style-name="ce49">
            <text:p>98,5%</text:p>
          </table:table-cell>
          <table:table-cell office:value-type="float" office:value="45253" table:style-name="ce48">
            <text:p>45.253</text:p>
          </table:table-cell>
          <table:table-cell office:value-type="percentage" office:value="0.95269473684210526" table:style-name="ce49">
            <text:p>95,3%</text:p>
          </table:table-cell>
          <table:table-cell office:value-type="float" office:value="47538" table:style-name="ce48">
            <text:p>47.538</text:p>
          </table:table-cell>
          <table:table-cell office:value-type="percentage" office:value="0.91907045085453565" table:style-name="ce49">
            <text:p>91,9%</text:p>
          </table:table-cell>
          <table:table-cell office:value-type="float" office:value="31549" table:style-name="ce48">
            <text:p>31.549</text:p>
          </table:table-cell>
          <table:table-cell office:value-type="percentage" office:value="0.85184685171184793" table:style-name="ce49">
            <text:p>85,2%</text:p>
          </table:table-cell>
          <table:table-cell office:value-type="float" office:value="24606" table:style-name="ce48">
            <text:p>24.606</text:p>
          </table:table-cell>
          <table:table-cell office:value-type="percentage" office:value="0.81568653450904993" table:style-name="ce49">
            <text:p>81,6%</text:p>
          </table:table-cell>
          <table:table-cell office:value-type="float" office:value="22819" table:style-name="ce48">
            <text:p>22.819</text:p>
          </table:table-cell>
          <table:table-cell office:value-type="percentage" office:value="0.87816047719838364" table:style-name="ce49">
            <text:p>87,8%</text:p>
          </table:table-cell>
          <table:table-cell office:value-type="float" office:value="261697" table:style-name="ce48">
            <text:p>261.69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2972122254235667" table:style-name="ce49">
            <text:p>93,0%</text:p>
          </table:table-cell>
          <table:table-cell office:value-type="percentage" office:value="0.82769406912605636" table:style-name="ce49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00" table:style-name="ce48">
            <text:p>372.800</text:p>
          </table:table-cell>
          <table:table-cell office:value-type="percentage" office:value="1" table:style-name="ce49">
            <text:p>100,0%</text:p>
          </table:table-cell>
          <table:table-cell office:value-type="float" office:value="511512" table:style-name="ce48">
            <text:p>511.512</text:p>
          </table:table-cell>
          <table:table-cell office:value-type="percentage" office:value="0.9705189260980932" table:style-name="ce49">
            <text:p>97,1%</text:p>
          </table:table-cell>
          <table:table-cell office:value-type="float" office:value="683518" table:style-name="ce48">
            <text:p>683.518</text:p>
          </table:table-cell>
          <table:table-cell office:value-type="percentage" office:value="0.94872705973144855" table:style-name="ce49">
            <text:p>94,9%</text:p>
          </table:table-cell>
          <table:table-cell office:value-type="float" office:value="943840" table:style-name="ce48">
            <text:p>943.840</text:p>
          </table:table-cell>
          <table:table-cell office:value-type="percentage" office:value="0.95360587779449346" table:style-name="ce49">
            <text:p>95,4%</text:p>
          </table:table-cell>
          <table:table-cell office:value-type="float" office:value="1034332" table:style-name="ce48">
            <text:p>1.034.332</text:p>
          </table:table-cell>
          <table:table-cell office:value-type="percentage" office:value="0.89472532358505341" table:style-name="ce49">
            <text:p>89,5%</text:p>
          </table:table-cell>
          <table:table-cell office:value-type="float" office:value="754451" table:style-name="ce48">
            <text:p>754.451</text:p>
          </table:table-cell>
          <table:table-cell office:value-type="percentage" office:value="0.83749350608984463" table:style-name="ce49">
            <text:p>83,7%</text:p>
          </table:table-cell>
          <table:table-cell office:value-type="float" office:value="607251" table:style-name="ce48">
            <text:p>607.251</text:p>
          </table:table-cell>
          <table:table-cell office:value-type="percentage" office:value="0.82556620357089938" table:style-name="ce49">
            <text:p>82,6%</text:p>
          </table:table-cell>
          <table:table-cell office:value-type="float" office:value="467471" table:style-name="ce48">
            <text:p>467.471</text:p>
          </table:table-cell>
          <table:table-cell office:value-type="percentage" office:value="0.81906121876861615" table:style-name="ce49">
            <text:p>81,9%</text:p>
          </table:table-cell>
          <table:table-cell office:value-type="float" office:value="5375175" table:style-name="ce48">
            <text:p>5.375.17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022740259940359" table:style-name="ce49">
            <text:p>90,0%</text:p>
          </table:table-cell>
          <table:table-cell office:value-type="percentage" office:value="0.79563526484096403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3424" table:style-name="ce48">
            <text:p>73.424</text:p>
          </table:table-cell>
          <table:table-cell office:value-type="percentage" office:value="1" table:style-name="ce49">
            <text:p>100,0%</text:p>
          </table:table-cell>
          <table:table-cell office:value-type="float" office:value="103024" table:style-name="ce48">
            <text:p>103.024</text:p>
          </table:table-cell>
          <table:table-cell office:value-type="percentage" office:value="0.99135890379322955" table:style-name="ce49">
            <text:p>99,1%</text:p>
          </table:table-cell>
          <table:table-cell office:value-type="float" office:value="146282" table:style-name="ce48">
            <text:p>146.282</text:p>
          </table:table-cell>
          <table:table-cell office:value-type="percentage" office:value="0.95272272552608095" table:style-name="ce49">
            <text:p>95,3%</text:p>
          </table:table-cell>
          <table:table-cell office:value-type="float" office:value="207739" table:style-name="ce48">
            <text:p>207.739</text:p>
          </table:table-cell>
          <table:table-cell office:value-type="percentage" office:value="0.95248116715496811" table:style-name="ce49">
            <text:p>95,2%</text:p>
          </table:table-cell>
          <table:table-cell office:value-type="float" office:value="232477" table:style-name="ce48">
            <text:p>232.477</text:p>
          </table:table-cell>
          <table:table-cell office:value-type="percentage" office:value="0.9208176877861749" table:style-name="ce49">
            <text:p>92,1%</text:p>
          </table:table-cell>
          <table:table-cell office:value-type="float" office:value="169684" table:style-name="ce48">
            <text:p>169.684</text:p>
          </table:table-cell>
          <table:table-cell office:value-type="percentage" office:value="0.85236645669449551" table:style-name="ce49">
            <text:p>85,2%</text:p>
          </table:table-cell>
          <table:table-cell office:value-type="float" office:value="144080" table:style-name="ce48">
            <text:p>144.080</text:p>
          </table:table-cell>
          <table:table-cell office:value-type="percentage" office:value="0.82833637079665856" table:style-name="ce49">
            <text:p>82,8%</text:p>
          </table:table-cell>
          <table:table-cell office:value-type="float" office:value="124331" table:style-name="ce48">
            <text:p>124.331</text:p>
          </table:table-cell>
          <table:table-cell office:value-type="percentage" office:value="0.85973197986391547" table:style-name="ce49">
            <text:p>86,0%</text:p>
          </table:table-cell>
          <table:table-cell office:value-type="float" office:value="1201041" table:style-name="ce48">
            <text:p>1.201.0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1152719992349807" table:style-name="ce49">
            <text:p>91,2%</text:p>
          </table:table-cell>
          <table:table-cell office:value-type="percentage" office:value="0.79377440392947873" table:style-name="ce4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0" table:style-name="ce48">
            <text:p>42.290</text:p>
          </table:table-cell>
          <table:table-cell office:value-type="percentage" office:value="1" table:style-name="ce49">
            <text:p>100,0%</text:p>
          </table:table-cell>
          <table:table-cell office:value-type="float" office:value="55877" table:style-name="ce48">
            <text:p>55.877</text:p>
          </table:table-cell>
          <table:table-cell office:value-type="percentage" office:value="0.98652895480225988" table:style-name="ce49">
            <text:p>98,7%</text:p>
          </table:table-cell>
          <table:table-cell office:value-type="float" office:value="72243" table:style-name="ce48">
            <text:p>72.243</text:p>
          </table:table-cell>
          <table:table-cell office:value-type="percentage" office:value="0.95471124620060788" table:style-name="ce49">
            <text:p>95,5%</text:p>
          </table:table-cell>
          <table:table-cell office:value-type="float" office:value="92130" table:style-name="ce48">
            <text:p>92.130</text:p>
          </table:table-cell>
          <table:table-cell office:value-type="percentage" office:value="0.94300804520051584" table:style-name="ce49">
            <text:p>94,3%</text:p>
          </table:table-cell>
          <table:table-cell office:value-type="float" office:value="95850" table:style-name="ce48">
            <text:p>95.850</text:p>
          </table:table-cell>
          <table:table-cell office:value-type="percentage" office:value="0.90661445475440539" table:style-name="ce49">
            <text:p>90,7%</text:p>
          </table:table-cell>
          <table:table-cell office:value-type="float" office:value="65070" table:style-name="ce48">
            <text:p>65.070</text:p>
          </table:table-cell>
          <table:table-cell office:value-type="percentage" office:value="0.84804962921450822" table:style-name="ce49">
            <text:p>84,8%</text:p>
          </table:table-cell>
          <table:table-cell office:value-type="float" office:value="58541" table:style-name="ce48">
            <text:p>58.541</text:p>
          </table:table-cell>
          <table:table-cell office:value-type="percentage" office:value="0.85086189354960606" table:style-name="ce49">
            <text:p>85,1%</text:p>
          </table:table-cell>
          <table:table-cell office:value-type="float" office:value="51495" table:style-name="ce48">
            <text:p>51.495</text:p>
          </table:table-cell>
          <table:table-cell office:value-type="percentage" office:value="0.89523826080909585" table:style-name="ce49">
            <text:p>89,5%</text:p>
          </table:table-cell>
          <table:table-cell office:value-type="float" office:value="533496" table:style-name="ce48">
            <text:p>533.496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1954482620731026" table:style-name="ce49">
            <text:p>92,0%</text:p>
          </table:table-cell>
          <table:table-cell office:value-type="percentage" office:value="0.81121075824065547" table:style-name="ce49">
            <text:p>81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599" table:style-name="ce48">
            <text:p>162.599</text:p>
          </table:table-cell>
          <table:table-cell office:value-type="percentage" office:value="1.0192633175783259" table:style-name="ce49">
            <text:p>101,9%</text:p>
          </table:table-cell>
          <table:table-cell office:value-type="float" office:value="213011" table:style-name="ce48">
            <text:p>213.011</text:p>
          </table:table-cell>
          <table:table-cell office:value-type="percentage" office:value="0.9844938668737232" table:style-name="ce49">
            <text:p>98,4%</text:p>
          </table:table-cell>
          <table:table-cell office:value-type="float" office:value="275106" table:style-name="ce48">
            <text:p>275.106</text:p>
          </table:table-cell>
          <table:table-cell office:value-type="percentage" office:value="0.9681274479788009" table:style-name="ce49">
            <text:p>96,8%</text:p>
          </table:table-cell>
          <table:table-cell office:value-type="float" office:value="323811" table:style-name="ce48">
            <text:p>323.811</text:p>
          </table:table-cell>
          <table:table-cell office:value-type="percentage" office:value="0.95953382108472829" table:style-name="ce49">
            <text:p>96,0%</text:p>
          </table:table-cell>
          <table:table-cell office:value-type="float" office:value="322022" table:style-name="ce48">
            <text:p>322.022</text:p>
          </table:table-cell>
          <table:table-cell office:value-type="percentage" office:value="0.92518042658821364" table:style-name="ce49">
            <text:p>92,5%</text:p>
          </table:table-cell>
          <table:table-cell office:value-type="float" office:value="206786" table:style-name="ce48">
            <text:p>206.786</text:p>
          </table:table-cell>
          <table:table-cell office:value-type="percentage" office:value="0.87018326424979486" table:style-name="ce49">
            <text:p>87,0%</text:p>
          </table:table-cell>
          <table:table-cell office:value-type="float" office:value="170485" table:style-name="ce48">
            <text:p>170.485</text:p>
          </table:table-cell>
          <table:table-cell office:value-type="percentage" office:value="0.8557839520116457" table:style-name="ce49">
            <text:p>85,6%</text:p>
          </table:table-cell>
          <table:table-cell office:value-type="float" office:value="154255" table:style-name="ce48">
            <text:p>154.255</text:p>
          </table:table-cell>
          <table:table-cell office:value-type="percentage" office:value="0.89259158531857397" table:style-name="ce49">
            <text:p>89,3%</text:p>
          </table:table-cell>
          <table:table-cell office:value-type="float" office:value="1828075" table:style-name="ce48">
            <text:p>1.828.07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495573207150173" table:style-name="ce49">
            <text:p>93,5%</text:p>
          </table:table-cell>
          <table:table-cell office:value-type="percentage" office:value="0.83630006386362099" table:style-name="ce49">
            <text:p>83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85" table:style-name="ce48">
            <text:p>2.485</text:p>
          </table:table-cell>
          <table:table-cell office:value-type="percentage" office:value="0.87592527317588997" table:style-name="ce49">
            <text:p>87,6%</text:p>
          </table:table-cell>
          <table:table-cell office:value-type="float" office:value="4060" table:style-name="ce48">
            <text:p>4.060</text:p>
          </table:table-cell>
          <table:table-cell office:value-type="percentage" office:value="0.92188919164395999" table:style-name="ce49">
            <text:p>92,2%</text:p>
          </table:table-cell>
          <table:table-cell office:value-type="float" office:value="7917" table:style-name="ce48">
            <text:p>7.917</text:p>
          </table:table-cell>
          <table:table-cell office:value-type="percentage" office:value="0.95053427782446875" table:style-name="ce49">
            <text:p>95,1%</text:p>
          </table:table-cell>
          <table:table-cell office:value-type="float" office:value="10833" table:style-name="ce48">
            <text:p>10.833</text:p>
          </table:table-cell>
          <table:table-cell office:value-type="percentage" office:value="0.93735398459807906" table:style-name="ce49">
            <text:p>93,7%</text:p>
          </table:table-cell>
          <table:table-cell office:value-type="float" office:value="11334" table:style-name="ce48">
            <text:p>11.334</text:p>
          </table:table-cell>
          <table:table-cell office:value-type="percentage" office:value="0.91721291575625152" table:style-name="ce49">
            <text:p>91,7%</text:p>
          </table:table-cell>
          <table:table-cell office:value-type="float" office:value="9314" table:style-name="ce48">
            <text:p>9.314</text:p>
          </table:table-cell>
          <table:table-cell office:value-type="percentage" office:value="0.81708921835248705" table:style-name="ce49">
            <text:p>81,7%</text:p>
          </table:table-cell>
          <table:table-cell office:value-type="float" office:value="9049" table:style-name="ce48">
            <text:p>9.049</text:p>
          </table:table-cell>
          <table:table-cell office:value-type="percentage" office:value="0.832857800276116" table:style-name="ce49">
            <text:p>83,3%</text:p>
          </table:table-cell>
          <table:table-cell office:value-type="float" office:value="8564" table:style-name="ce48">
            <text:p>8.564</text:p>
          </table:table-cell>
          <table:table-cell office:value-type="percentage" office:value="0.92274539381532161" table:style-name="ce49">
            <text:p>92,3%</text:p>
          </table:table-cell>
          <table:table-cell office:value-type="float" office:value="63556" table:style-name="ce48">
            <text:p>63.5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478945219558204" table:style-name="ce49">
            <text:p>89,5%</text:p>
          </table:table-cell>
          <table:table-cell office:value-type="percentage" office:value="0.76099476753235873" table:style-name="ce49">
            <text:p>76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378" table:style-name="ce48">
            <text:p>7.378</text:p>
          </table:table-cell>
          <table:table-cell office:value-type="percentage" office:value="0.92167395377888817" table:style-name="ce49">
            <text:p>92,2%</text:p>
          </table:table-cell>
          <table:table-cell office:value-type="float" office:value="9995" table:style-name="ce48">
            <text:p>9.995</text:p>
          </table:table-cell>
          <table:table-cell office:value-type="percentage" office:value="0.92537727988149243" table:style-name="ce49">
            <text:p>92,5%</text:p>
          </table:table-cell>
          <table:table-cell office:value-type="float" office:value="10480" table:style-name="ce48">
            <text:p>10.480</text:p>
          </table:table-cell>
          <table:table-cell office:value-type="percentage" office:value="0.95944337636180532" table:style-name="ce49">
            <text:p>95,9%</text:p>
          </table:table-cell>
          <table:table-cell office:value-type="float" office:value="8955" table:style-name="ce48">
            <text:p>8.955</text:p>
          </table:table-cell>
          <table:table-cell office:value-type="percentage" office:value="0.81765887509130752" table:style-name="ce49">
            <text:p>81,8%</text:p>
          </table:table-cell>
          <table:table-cell office:value-type="float" office:value="8946" table:style-name="ce48">
            <text:p>8.946</text:p>
          </table:table-cell>
          <table:table-cell office:value-type="percentage" office:value="0.76520400307929182" table:style-name="ce49">
            <text:p>76,5%</text:p>
          </table:table-cell>
          <table:table-cell office:value-type="float" office:value="8188" table:style-name="ce48">
            <text:p>8.188</text:p>
          </table:table-cell>
          <table:table-cell office:value-type="percentage" office:value="0.85469728601252615" table:style-name="ce49">
            <text:p>85,5%</text:p>
          </table:table-cell>
          <table:table-cell office:value-type="float" office:value="59358" table:style-name="ce48">
            <text:p>59.358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6951044443793402" table:style-name="ce49">
            <text:p>87,0%</text:p>
          </table:table-cell>
          <table:table-cell office:value-type="percentage" office:value="0.70645783247244764" table:style-name="ce49">
            <text:p>70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6" table:style-name="ce48">
            <text:p>3.576</text:p>
          </table:table-cell>
          <table:table-cell office:value-type="string" table:style-name="ce49">
            <text:p>-</text:p>
          </table:table-cell>
          <table:table-cell office:value-type="float" office:value="9284" table:style-name="ce48">
            <text:p>9.284</text:p>
          </table:table-cell>
          <table:table-cell office:value-type="string" table:style-name="ce49">
            <text:p>-</text:p>
          </table:table-cell>
          <table:table-cell office:value-type="float" office:value="21646" table:style-name="ce48">
            <text:p>21.646</text:p>
          </table:table-cell>
          <table:table-cell office:value-type="string" table:style-name="ce49">
            <text:p>-</text:p>
          </table:table-cell>
          <table:table-cell office:value-type="float" office:value="31372" table:style-name="ce48">
            <text:p>31.372</text:p>
          </table:table-cell>
          <table:table-cell office:value-type="string" table:style-name="ce49">
            <text:p>-</text:p>
          </table:table-cell>
          <table:table-cell office:value-type="float" office:value="23737" table:style-name="ce48">
            <text:p>23.737</text:p>
          </table:table-cell>
          <table:table-cell office:value-type="string" table:style-name="ce49">
            <text:p>-</text:p>
          </table:table-cell>
          <table:table-cell office:value-type="float" office:value="1251" table:style-name="ce48">
            <text:p>1.251</text:p>
          </table:table-cell>
          <table:table-cell office:value-type="string" table:style-name="ce49">
            <text:p>-</text:p>
          </table:table-cell>
          <table:table-cell office:value-type="float" office:value="90907" table:style-name="ce48">
            <text:p>90.90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6" table:style-name="ce51">
            <text:p>286</text:p>
          </table:table-cell>
          <table:table-cell office:value-type="string" table:style-name="ce52">
            <text:p>-</text:p>
          </table:table-cell>
          <table:table-cell office:value-type="float" office:value="868" table:style-name="ce51">
            <text:p>868</text:p>
          </table:table-cell>
          <table:table-cell office:value-type="string" table:style-name="ce52">
            <text:p>-</text:p>
          </table:table-cell>
          <table:table-cell office:value-type="float" office:value="1811" table:style-name="ce51">
            <text:p>1.811</text:p>
          </table:table-cell>
          <table:table-cell office:value-type="string" table:style-name="ce52">
            <text:p>-</text:p>
          </table:table-cell>
          <table:table-cell office:value-type="float" office:value="2220" table:style-name="ce51">
            <text:p>2.220</text:p>
          </table:table-cell>
          <table:table-cell office:value-type="string" table:style-name="ce52">
            <text:p>-</text:p>
          </table:table-cell>
          <table:table-cell office:value-type="float" office:value="1986" table:style-name="ce51">
            <text:p>1.986</text:p>
          </table:table-cell>
          <table:table-cell office:value-type="string" table:style-name="ce52">
            <text:p>-</text:p>
          </table:table-cell>
          <table:table-cell office:value-type="float" office:value="242" table:style-name="ce51">
            <text:p>242</text:p>
          </table:table-cell>
          <table:table-cell office:value-type="string" table:style-name="ce52">
            <text:p>-</text:p>
          </table:table-cell>
          <table:table-cell office:value-type="float" office:value="7491" table:style-name="ce51">
            <text:p>7.49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7708" table:style-name="ce55">
            <text:p>2.917.708</text:p>
          </table:table-cell>
          <table:table-cell office:value-type="percentage" office:value="1" table:style-name="ce56">
            <text:p>100,0%</text:p>
          </table:table-cell>
          <table:table-cell office:value-type="float" office:value="3939211" table:style-name="ce55">
            <text:p>3.939.211</text:p>
          </table:table-cell>
          <table:table-cell office:value-type="percentage" office:value="0.98558407177289797" table:style-name="ce56">
            <text:p>98,6%</text:p>
          </table:table-cell>
          <table:table-cell office:value-type="float" office:value="5269736" table:style-name="ce55">
            <text:p>5.269.736</text:p>
          </table:table-cell>
          <table:table-cell office:value-type="percentage" office:value="0.95680125497942869" table:style-name="ce56">
            <text:p>95,7%</text:p>
          </table:table-cell>
          <table:table-cell office:value-type="float" office:value="6701766" table:style-name="ce55">
            <text:p>6.701.766</text:p>
          </table:table-cell>
          <table:table-cell office:value-type="percentage" office:value="0.93997683497542817" table:style-name="ce56">
            <text:p>94,0%</text:p>
          </table:table-cell>
          <table:table-cell office:value-type="float" office:value="7023642" table:style-name="ce55">
            <text:p>7.023.642</text:p>
          </table:table-cell>
          <table:table-cell office:value-type="percentage" office:value="0.89853070460474405" table:style-name="ce56">
            <text:p>89,9%</text:p>
          </table:table-cell>
          <table:table-cell office:value-type="float" office:value="4979304" table:style-name="ce55">
            <text:p>4.979.304</text:p>
          </table:table-cell>
          <table:table-cell office:value-type="percentage" office:value="0.83798169646012632" table:style-name="ce56">
            <text:p>83,8%</text:p>
          </table:table-cell>
          <table:table-cell office:value-type="float" office:value="4078021" table:style-name="ce55">
            <text:p>4.078.021</text:p>
          </table:table-cell>
          <table:table-cell office:value-type="percentage" office:value="0.82809098394693581" table:style-name="ce56">
            <text:p>82,8%</text:p>
          </table:table-cell>
          <table:table-cell office:value-type="float" office:value="3451222" table:style-name="ce55">
            <text:p>3.451.222</text:p>
          </table:table-cell>
          <table:table-cell office:value-type="percentage" office:value="0.86627884502914432" table:style-name="ce56">
            <text:p>86,6%</text:p>
          </table:table-cell>
          <table:table-cell office:value-type="float" office:value="38360610" table:style-name="ce55">
            <text:p>38.360.61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0934170894212651" table:style-name="ce56">
            <text:p>90,9%</text:p>
          </table:table-cell>
          <table:table-cell office:value-type="percentage" office:value="0.8093178173231218" table:style-name="ce56">
            <text:p>80,9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4248" table:style-name="ce62">
            <text:p>994.248</text:p>
          </table:table-cell>
          <table:table-cell office:value-type="percentage" office:value="0.91809394356885099" table:style-name="ce63">
            <text:p>91,8%</text:p>
          </table:table-cell>
          <table:table-cell office:value-type="float" office:value="852900" table:style-name="ce62">
            <text:p>852.900</text:p>
          </table:table-cell>
          <table:table-cell office:value-type="percentage" office:value="0.91694887921303014" table:style-name="ce63">
            <text:p>91,7%</text:p>
          </table:table-cell>
          <table:table-cell office:value-type="float" office:value="820137" table:style-name="ce62">
            <text:p>820.137</text:p>
          </table:table-cell>
          <table:table-cell office:value-type="percentage" office:value="0.67292408879144971" table:style-name="ce63">
            <text:p>67,3%</text:p>
          </table:table-cell>
          <table:table-cell office:value-type="float" office:value="599912" table:style-name="ce62">
            <text:p>599.912</text:p>
          </table:table-cell>
          <table:table-cell office:value-type="percentage" office:value="0.47587287888210583" table:style-name="ce63">
            <text:p>47,6%</text:p>
          </table:table-cell>
          <table:table-cell office:value-type="float" office:value="278191" table:style-name="ce62">
            <text:p>278.191</text:p>
          </table:table-cell>
          <table:table-cell office:value-type="percentage" office:value="0.29506518796960579" table:style-name="ce63">
            <text:p>29,5%</text:p>
          </table:table-cell>
          <table:table-cell office:value-type="float" office:value="138065" table:style-name="ce62">
            <text:p>138.065</text:p>
          </table:table-cell>
          <table:table-cell office:value-type="percentage" office:value="0.17644517886057298" table:style-name="ce63">
            <text:p>17,6%</text:p>
          </table:table-cell>
          <table:table-cell office:value-type="float" office:value="198624" table:style-name="ce62">
            <text:p>198.624</text:p>
          </table:table-cell>
          <table:table-cell office:value-type="percentage" office:value="0.62350186149007103" table:style-name="ce46">
            <text:p>62,4%</text:p>
          </table:table-cell>
          <table:table-cell office:value-type="float" office:value="739121" table:style-name="ce62">
            <text:p>739.121</text:p>
          </table:table-cell>
          <table:table-cell office:value-type="percentage" office:value="0.8541354652022779" table:style-name="ce46">
            <text:p>85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034" table:style-name="ce7">
            <text:p>201.034</text:p>
          </table:table-cell>
          <table:table-cell office:value-type="percentage" office:value="0.91529698868137577" table:style-name="ce49">
            <text:p>91,5%</text:p>
          </table:table-cell>
          <table:table-cell office:value-type="float" office:value="140946" table:style-name="ce7">
            <text:p>140.946</text:p>
          </table:table-cell>
          <table:table-cell office:value-type="percentage" office:value="0.91331225214483813" table:style-name="ce49">
            <text:p>91,3%</text:p>
          </table:table-cell>
          <table:table-cell office:value-type="float" office:value="129506" table:style-name="ce7">
            <text:p>129.506</text:p>
          </table:table-cell>
          <table:table-cell office:value-type="percentage" office:value="0.69399281924870049" table:style-name="ce49">
            <text:p>69,4%</text:p>
          </table:table-cell>
          <table:table-cell office:value-type="float" office:value="95128" table:style-name="ce7">
            <text:p>95.128</text:p>
          </table:table-cell>
          <table:table-cell office:value-type="percentage" office:value="0.50215371621621618" table:style-name="ce49">
            <text:p>50,2%</text:p>
          </table:table-cell>
          <table:table-cell office:value-type="float" office:value="42123" table:style-name="ce7">
            <text:p>42.123</text:p>
          </table:table-cell>
          <table:table-cell office:value-type="percentage" office:value="0.32886754889331304" table:style-name="ce49">
            <text:p>32,9%</text:p>
          </table:table-cell>
          <table:table-cell office:value-type="float" office:value="28876" table:style-name="ce7">
            <text:p>28.876</text:p>
          </table:table-cell>
          <table:table-cell office:value-type="percentage" office:value="0.27145220726479657" table:style-name="ce49">
            <text:p>27,1%</text:p>
          </table:table-cell>
          <table:table-cell office:value-type="float" office:value="36302" table:style-name="ce7">
            <text:p>36.302</text:p>
          </table:table-cell>
          <table:table-cell office:value-type="percentage" office:value="0.61750697421242429" table:style-name="ce49">
            <text:p>61,8%</text:p>
          </table:table-cell>
          <table:table-cell office:value-type="float" office:value="117029" table:style-name="ce7">
            <text:p>117.029</text:p>
          </table:table-cell>
          <table:table-cell office:value-type="percentage" office:value="0.86591934887162414" table:style-name="ce49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474" table:style-name="ce7">
            <text:p>191.474</text:p>
          </table:table-cell>
          <table:table-cell office:value-type="percentage" office:value="0.94501394269920791" table:style-name="ce49">
            <text:p>94,5%</text:p>
          </table:table-cell>
          <table:table-cell office:value-type="float" office:value="141516" table:style-name="ce7">
            <text:p>141.516</text:p>
          </table:table-cell>
          <table:table-cell office:value-type="percentage" office:value="0.95585980506717283" table:style-name="ce49">
            <text:p>95,6%</text:p>
          </table:table-cell>
          <table:table-cell office:value-type="float" office:value="142607" table:style-name="ce7">
            <text:p>142.607</text:p>
          </table:table-cell>
          <table:table-cell office:value-type="percentage" office:value="0.93126844813624843" table:style-name="ce49">
            <text:p>93,1%</text:p>
          </table:table-cell>
          <table:table-cell office:value-type="float" office:value="121963" table:style-name="ce7">
            <text:p>121.963</text:p>
          </table:table-cell>
          <table:table-cell office:value-type="percentage" office:value="0.80784643611771645" table:style-name="ce49">
            <text:p>80,8%</text:p>
          </table:table-cell>
          <table:table-cell office:value-type="float" office:value="55184" table:style-name="ce7">
            <text:p>55.184</text:p>
          </table:table-cell>
          <table:table-cell office:value-type="percentage" office:value="0.60682435478727503" table:style-name="ce49">
            <text:p>60,7%</text:p>
          </table:table-cell>
          <table:table-cell office:value-type="float" office:value="36236" table:style-name="ce7">
            <text:p>36.236</text:p>
          </table:table-cell>
          <table:table-cell office:value-type="percentage" office:value="0.5447302355647089" table:style-name="ce49">
            <text:p>54,5%</text:p>
          </table:table-cell>
          <table:table-cell office:value-type="float" office:value="41501" table:style-name="ce7">
            <text:p>41.501</text:p>
          </table:table-cell>
          <table:table-cell office:value-type="percentage" office:value="0.91603575764264433" table:style-name="ce49">
            <text:p>91,6%</text:p>
          </table:table-cell>
          <table:table-cell office:value-type="float" office:value="113372" table:style-name="ce7">
            <text:p>113.372</text:p>
          </table:table-cell>
          <table:table-cell office:value-type="percentage" office:value="0.96436743477854048" table:style-name="ce49">
            <text:p>9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8900" table:style-name="ce7">
            <text:p>118.900</text:p>
          </table:table-cell>
          <table:table-cell office:value-type="percentage" office:value="0.90838248326864901" table:style-name="ce49">
            <text:p>90,8%</text:p>
          </table:table-cell>
          <table:table-cell office:value-type="float" office:value="94342" table:style-name="ce7">
            <text:p>94.342</text:p>
          </table:table-cell>
          <table:table-cell office:value-type="percentage" office:value="0.84529782811268006" table:style-name="ce49">
            <text:p>84,5%</text:p>
          </table:table-cell>
          <table:table-cell office:value-type="float" office:value="96427" table:style-name="ce7">
            <text:p>96.427</text:p>
          </table:table-cell>
          <table:table-cell office:value-type="percentage" office:value="0.63337143007277796" table:style-name="ce49">
            <text:p>63,3%</text:p>
          </table:table-cell>
          <table:table-cell office:value-type="float" office:value="71253" table:style-name="ce7">
            <text:p>71.253</text:p>
          </table:table-cell>
          <table:table-cell office:value-type="percentage" office:value="0.41504828919929632" table:style-name="ce49">
            <text:p>41,5%</text:p>
          </table:table-cell>
          <table:table-cell office:value-type="float" office:value="30118" table:style-name="ce7">
            <text:p>30.118</text:p>
          </table:table-cell>
          <table:table-cell office:value-type="percentage" office:value="0.22769747187613404" table:style-name="ce49">
            <text:p>22,8%</text:p>
          </table:table-cell>
          <table:table-cell office:value-type="float" office:value="19036" table:style-name="ce7">
            <text:p>19.036</text:p>
          </table:table-cell>
          <table:table-cell office:value-type="percentage" office:value="0.18703268847208165" table:style-name="ce49">
            <text:p>18,7%</text:p>
          </table:table-cell>
          <table:table-cell office:value-type="float" office:value="33463" table:style-name="ce7">
            <text:p>33.463</text:p>
          </table:table-cell>
          <table:table-cell office:value-type="percentage" office:value="0.65621445660273758" table:style-name="ce49">
            <text:p>65,6%</text:p>
          </table:table-cell>
          <table:table-cell office:value-type="float" office:value="98328" table:style-name="ce7">
            <text:p>98.328</text:p>
          </table:table-cell>
          <table:table-cell office:value-type="percentage" office:value="0.81972105741415391" table:style-name="ce49">
            <text:p>82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0295" table:style-name="ce7">
            <text:p>220.295</text:p>
          </table:table-cell>
          <table:table-cell office:value-type="percentage" office:value="0.90336668580332979" table:style-name="ce49">
            <text:p>90,3%</text:p>
          </table:table-cell>
          <table:table-cell office:value-type="float" office:value="191896" table:style-name="ce7">
            <text:p>191.896</text:p>
          </table:table-cell>
          <table:table-cell office:value-type="percentage" office:value="0.85946030679655139" table:style-name="ce49">
            <text:p>85,9%</text:p>
          </table:table-cell>
          <table:table-cell office:value-type="float" office:value="229184" table:style-name="ce7">
            <text:p>229.184</text:p>
          </table:table-cell>
          <table:table-cell office:value-type="percentage" office:value="0.71188420202522207" table:style-name="ce49">
            <text:p>71,2%</text:p>
          </table:table-cell>
          <table:table-cell office:value-type="float" office:value="167904" table:style-name="ce7">
            <text:p>167.904</text:p>
          </table:table-cell>
          <table:table-cell office:value-type="percentage" office:value="0.52558199228079616" table:style-name="ce49">
            <text:p>52,6%</text:p>
          </table:table-cell>
          <table:table-cell office:value-type="float" office:value="60058" table:style-name="ce7">
            <text:p>60.058</text:p>
          </table:table-cell>
          <table:table-cell office:value-type="percentage" office:value="0.26033845993792587" table:style-name="ce49">
            <text:p>26,0%</text:p>
          </table:table-cell>
          <table:table-cell office:value-type="float" office:value="28064" table:style-name="ce7">
            <text:p>28.064</text:p>
          </table:table-cell>
          <table:table-cell office:value-type="percentage" office:value="0.14947297779529489" table:style-name="ce49">
            <text:p>14,9%</text:p>
          </table:table-cell>
          <table:table-cell office:value-type="float" office:value="94906" table:style-name="ce7">
            <text:p>94.906</text:p>
          </table:table-cell>
          <table:table-cell office:value-type="percentage" office:value="0.7067663573673314" table:style-name="ce49">
            <text:p>70,7%</text:p>
          </table:table-cell>
          <table:table-cell office:value-type="float" office:value="183247" table:style-name="ce7">
            <text:p>183.247</text:p>
          </table:table-cell>
          <table:table-cell office:value-type="percentage" office:value="0.82277219276307811" table:style-name="ce49">
            <text:p>8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370" table:style-name="ce7">
            <text:p>92.370</text:p>
          </table:table-cell>
          <table:table-cell office:value-type="percentage" office:value="0.94000915890703707" table:style-name="ce49">
            <text:p>94,0%</text:p>
          </table:table-cell>
          <table:table-cell office:value-type="float" office:value="75216" table:style-name="ce7">
            <text:p>75.216</text:p>
          </table:table-cell>
          <table:table-cell office:value-type="percentage" office:value="0.97730078089471561" table:style-name="ce49">
            <text:p>97,7%</text:p>
          </table:table-cell>
          <table:table-cell office:value-type="float" office:value="69342" table:style-name="ce7">
            <text:p>69.342</text:p>
          </table:table-cell>
          <table:table-cell office:value-type="percentage" office:value="0.81790516631280963" table:style-name="ce49">
            <text:p>81,8%</text:p>
          </table:table-cell>
          <table:table-cell office:value-type="float" office:value="56607" table:style-name="ce7">
            <text:p>56.607</text:p>
          </table:table-cell>
          <table:table-cell office:value-type="percentage" office:value="0.63725092874029043" table:style-name="ce49">
            <text:p>63,7%</text:p>
          </table:table-cell>
          <table:table-cell office:value-type="float" office:value="25467" table:style-name="ce7">
            <text:p>25.467</text:p>
          </table:table-cell>
          <table:table-cell office:value-type="percentage" office:value="0.45454058684943244" table:style-name="ce49">
            <text:p>45,5%</text:p>
          </table:table-cell>
          <table:table-cell office:value-type="float" office:value="11862" table:style-name="ce7">
            <text:p>11.862</text:p>
          </table:table-cell>
          <table:table-cell office:value-type="percentage" office:value="0.27904022582921667" table:style-name="ce49">
            <text:p>27,9%</text:p>
          </table:table-cell>
          <table:table-cell office:value-type="float" office:value="19666" table:style-name="ce7">
            <text:p>19.666</text:p>
          </table:table-cell>
          <table:table-cell office:value-type="percentage" office:value="0.88637490422319376" table:style-name="ce49">
            <text:p>88,6%</text:p>
          </table:table-cell>
          <table:table-cell office:value-type="float" office:value="55642" table:style-name="ce7">
            <text:p>55.642</text:p>
          </table:table-cell>
          <table:table-cell office:value-type="percentage" office:value="0.93869356906673862" table:style-name="ce49">
            <text:p>93,9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335" table:style-name="ce7">
            <text:p>446.335</text:p>
          </table:table-cell>
          <table:table-cell office:value-type="percentage" office:value="0.9327268889738719" table:style-name="ce49">
            <text:p>93,3%</text:p>
          </table:table-cell>
          <table:table-cell office:value-type="float" office:value="294157" table:style-name="ce7">
            <text:p>294.157</text:p>
          </table:table-cell>
          <table:table-cell office:value-type="percentage" office:value="0.91218544073183971" table:style-name="ce49">
            <text:p>91,2%</text:p>
          </table:table-cell>
          <table:table-cell office:value-type="float" office:value="294038" table:style-name="ce7">
            <text:p>294.038</text:p>
          </table:table-cell>
          <table:table-cell office:value-type="percentage" office:value="0.83213670182508714" table:style-name="ce49">
            <text:p>83,2%</text:p>
          </table:table-cell>
          <table:table-cell office:value-type="float" office:value="215796" table:style-name="ce7">
            <text:p>215.796</text:p>
          </table:table-cell>
          <table:table-cell office:value-type="percentage" office:value="0.67117442149788509" table:style-name="ce49">
            <text:p>67,1%</text:p>
          </table:table-cell>
          <table:table-cell office:value-type="float" office:value="102961" table:style-name="ce7">
            <text:p>102.961</text:p>
          </table:table-cell>
          <table:table-cell office:value-type="percentage" office:value="0.48173396341178121" table:style-name="ce49">
            <text:p>48,2%</text:p>
          </table:table-cell>
          <table:table-cell office:value-type="float" office:value="48810" table:style-name="ce7">
            <text:p>48.810</text:p>
          </table:table-cell>
          <table:table-cell office:value-type="percentage" office:value="0.27985138807664522" table:style-name="ce49">
            <text:p>28,0%</text:p>
          </table:table-cell>
          <table:table-cell office:value-type="float" office:value="82019" table:style-name="ce7">
            <text:p>82.019</text:p>
          </table:table-cell>
          <table:table-cell office:value-type="percentage" office:value="0.85781370928943457" table:style-name="ce49">
            <text:p>85,8%</text:p>
          </table:table-cell>
          <table:table-cell office:value-type="float" office:value="225539" table:style-name="ce7">
            <text:p>225.539</text:p>
          </table:table-cell>
          <table:table-cell office:value-type="percentage" office:value="0.9269310120911729" table:style-name="ce49">
            <text:p>92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71171" table:style-name="ce7">
            <text:p>271.171</text:p>
          </table:table-cell>
          <table:table-cell office:value-type="percentage" office:value="0.91668187872272822" table:style-name="ce49">
            <text:p>91,7%</text:p>
          </table:table-cell>
          <table:table-cell office:value-type="float" office:value="203463" table:style-name="ce7">
            <text:p>203.463</text:p>
          </table:table-cell>
          <table:table-cell office:value-type="percentage" office:value="0.92149767205927646" table:style-name="ce49">
            <text:p>92,1%</text:p>
          </table:table-cell>
          <table:table-cell office:value-type="float" office:value="214897" table:style-name="ce7">
            <text:p>214.897</text:p>
          </table:table-cell>
          <table:table-cell office:value-type="percentage" office:value="0.75612579519225354" table:style-name="ce49">
            <text:p>75,6%</text:p>
          </table:table-cell>
          <table:table-cell office:value-type="float" office:value="161798" table:style-name="ce7">
            <text:p>161.798</text:p>
          </table:table-cell>
          <table:table-cell office:value-type="percentage" office:value="0.56932837422719229" table:style-name="ce49">
            <text:p>56,9%</text:p>
          </table:table-cell>
          <table:table-cell office:value-type="float" office:value="67384" table:style-name="ce7">
            <text:p>67.384</text:p>
          </table:table-cell>
          <table:table-cell office:value-type="percentage" office:value="0.33049841578136802" table:style-name="ce49">
            <text:p>33,0%</text:p>
          </table:table-cell>
          <table:table-cell office:value-type="float" office:value="33615" table:style-name="ce7">
            <text:p>33.615</text:p>
          </table:table-cell>
          <table:table-cell office:value-type="percentage" office:value="0.19576611729078097" table:style-name="ce49">
            <text:p>19,6%</text:p>
          </table:table-cell>
          <table:table-cell office:value-type="float" office:value="64291" table:style-name="ce7">
            <text:p>64.291</text:p>
          </table:table-cell>
          <table:table-cell office:value-type="percentage" office:value="0.83097663116533971" table:style-name="ce49">
            <text:p>83,1%</text:p>
          </table:table-cell>
          <table:table-cell office:value-type="float" office:value="180350" table:style-name="ce7">
            <text:p>180.350</text:p>
          </table:table-cell>
          <table:table-cell office:value-type="percentage" office:value="0.86869192865503275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69607" table:style-name="ce7">
            <text:p>969.607</text:p>
          </table:table-cell>
          <table:table-cell office:value-type="percentage" office:value="0.90367151181213912" table:style-name="ce49">
            <text:p>90,4%</text:p>
          </table:table-cell>
          <table:table-cell office:value-type="float" office:value="709292" table:style-name="ce7">
            <text:p>709.292</text:p>
          </table:table-cell>
          <table:table-cell office:value-type="percentage" office:value="0.88912009587011409" table:style-name="ce49">
            <text:p>88,9%</text:p>
          </table:table-cell>
          <table:table-cell office:value-type="float" office:value="732640" table:style-name="ce7">
            <text:p>732.640</text:p>
          </table:table-cell>
          <table:table-cell office:value-type="percentage" office:value="0.70839722999510746" table:style-name="ce49">
            <text:p>70,8%</text:p>
          </table:table-cell>
          <table:table-cell office:value-type="float" office:value="601702" table:style-name="ce7">
            <text:p>601.702</text:p>
          </table:table-cell>
          <table:table-cell office:value-type="percentage" office:value="0.52444267800442246" table:style-name="ce49">
            <text:p>52,4%</text:p>
          </table:table-cell>
          <table:table-cell office:value-type="float" office:value="268348" table:style-name="ce7">
            <text:p>268.348</text:p>
          </table:table-cell>
          <table:table-cell office:value-type="percentage" office:value="0.33274640901515751" table:style-name="ce49">
            <text:p>33,3%</text:p>
          </table:table-cell>
          <table:table-cell office:value-type="float" office:value="123938" table:style-name="ce7">
            <text:p>123.938</text:p>
          </table:table-cell>
          <table:table-cell office:value-type="percentage" office:value="0.18487337297171513" table:style-name="ce49">
            <text:p>18,5%</text:p>
          </table:table-cell>
          <table:table-cell office:value-type="float" office:value="208945" table:style-name="ce7">
            <text:p>208.945</text:p>
          </table:table-cell>
          <table:table-cell office:value-type="percentage" office:value="0.60127019389593273" table:style-name="ce49">
            <text:p>60,1%</text:p>
          </table:table-cell>
          <table:table-cell office:value-type="float" office:value="698910" table:style-name="ce7">
            <text:p>698.910</text:p>
          </table:table-cell>
          <table:table-cell office:value-type="percentage" office:value="0.86939593458414755" table:style-name="ce49">
            <text:p>86,9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5615" table:style-name="ce7">
            <text:p>685.615</text:p>
          </table:table-cell>
          <table:table-cell office:value-type="percentage" office:value="0.94323515977965977" table:style-name="ce49">
            <text:p>94,3%</text:p>
          </table:table-cell>
          <table:table-cell office:value-type="float" office:value="549082" table:style-name="ce7">
            <text:p>549.082</text:p>
          </table:table-cell>
          <table:table-cell office:value-type="percentage" office:value="0.96296218351072693" table:style-name="ce49">
            <text:p>96,3%</text:p>
          </table:table-cell>
          <table:table-cell office:value-type="float" office:value="575995" table:style-name="ce7">
            <text:p>575.995</text:p>
          </table:table-cell>
          <table:table-cell office:value-type="percentage" office:value="0.80508409427952032" table:style-name="ce49">
            <text:p>80,5%</text:p>
          </table:table-cell>
          <table:table-cell office:value-type="float" office:value="464293" table:style-name="ce7">
            <text:p>464.293</text:p>
          </table:table-cell>
          <table:table-cell office:value-type="percentage" office:value="0.61375692849881758" table:style-name="ce49">
            <text:p>61,4%</text:p>
          </table:table-cell>
          <table:table-cell office:value-type="float" office:value="215481" table:style-name="ce7">
            <text:p>215.481</text:p>
          </table:table-cell>
          <table:table-cell office:value-type="percentage" office:value="0.41696692222252324" table:style-name="ce49">
            <text:p>41,7%</text:p>
          </table:table-cell>
          <table:table-cell office:value-type="float" office:value="114237" table:style-name="ce7">
            <text:p>114.237</text:p>
          </table:table-cell>
          <table:table-cell office:value-type="percentage" office:value="0.26434448990170123" table:style-name="ce49">
            <text:p>26,4%</text:p>
          </table:table-cell>
          <table:table-cell office:value-type="float" office:value="183234" table:style-name="ce7">
            <text:p>183.234</text:p>
          </table:table-cell>
          <table:table-cell office:value-type="percentage" office:value="0.86817716624971575" table:style-name="ce49">
            <text:p>86,8%</text:p>
          </table:table-cell>
          <table:table-cell office:value-type="float" office:value="427230" table:style-name="ce7">
            <text:p>427.230</text:p>
          </table:table-cell>
          <table:table-cell office:value-type="percentage" office:value="0.91513138024765928" table:style-name="ce49">
            <text:p>91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196" table:style-name="ce7">
            <text:p>154.196</text:p>
          </table:table-cell>
          <table:table-cell office:value-type="percentage" office:value="0.88950164694752265" table:style-name="ce49">
            <text:p>89,0%</text:p>
          </table:table-cell>
          <table:table-cell office:value-type="float" office:value="124706" table:style-name="ce7">
            <text:p>124.706</text:p>
          </table:table-cell>
          <table:table-cell office:value-type="percentage" office:value="0.94150422033309678" table:style-name="ce49">
            <text:p>94,2%</text:p>
          </table:table-cell>
          <table:table-cell office:value-type="float" office:value="128301" table:style-name="ce7">
            <text:p>128.301</text:p>
          </table:table-cell>
          <table:table-cell office:value-type="percentage" office:value="0.79532479125211542" table:style-name="ce49">
            <text:p>79,5%</text:p>
          </table:table-cell>
          <table:table-cell office:value-type="float" office:value="93095" table:style-name="ce7">
            <text:p>93.095</text:p>
          </table:table-cell>
          <table:table-cell office:value-type="percentage" office:value="0.639059550368972" table:style-name="ce49">
            <text:p>63,9%</text:p>
          </table:table-cell>
          <table:table-cell office:value-type="float" office:value="49842" table:style-name="ce7">
            <text:p>49.842</text:p>
          </table:table-cell>
          <table:table-cell office:value-type="percentage" office:value="0.44293369591298087" table:style-name="ce49">
            <text:p>44,3%</text:p>
          </table:table-cell>
          <table:table-cell office:value-type="float" office:value="15200" table:style-name="ce7">
            <text:p>15.200</text:p>
          </table:table-cell>
          <table:table-cell office:value-type="percentage" office:value="0.16396979503775622" table:style-name="ce49">
            <text:p>16,4%</text:p>
          </table:table-cell>
          <table:table-cell office:value-type="float" office:value="34712" table:style-name="ce7">
            <text:p>34.712</text:p>
          </table:table-cell>
          <table:table-cell office:value-type="percentage" office:value="0.87052037617554856" table:style-name="ce49">
            <text:p>87,1%</text:p>
          </table:table-cell>
          <table:table-cell office:value-type="float" office:value="91570" table:style-name="ce7">
            <text:p>91.570</text:p>
          </table:table-cell>
          <table:table-cell office:value-type="percentage" office:value="0.90801816631299204" table:style-name="ce49">
            <text:p>90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056" table:style-name="ce7">
            <text:p>505.056</text:p>
          </table:table-cell>
          <table:table-cell office:value-type="percentage" office:value="0.9481966548327323" table:style-name="ce49">
            <text:p>94,8%</text:p>
          </table:table-cell>
          <table:table-cell office:value-type="float" office:value="333909" table:style-name="ce7">
            <text:p>333.909</text:p>
          </table:table-cell>
          <table:table-cell office:value-type="percentage" office:value="0.96129309004646557" table:style-name="ce49">
            <text:p>96,1%</text:p>
          </table:table-cell>
          <table:table-cell office:value-type="float" office:value="371225" table:style-name="ce7">
            <text:p>371.225</text:p>
          </table:table-cell>
          <table:table-cell office:value-type="percentage" office:value="0.94702187799751014" table:style-name="ce49">
            <text:p>94,7%</text:p>
          </table:table-cell>
          <table:table-cell office:value-type="float" office:value="370667" table:style-name="ce7">
            <text:p>370.667</text:p>
          </table:table-cell>
          <table:table-cell office:value-type="percentage" office:value="0.90420699816556727" table:style-name="ce49">
            <text:p>90,4%</text:p>
          </table:table-cell>
          <table:table-cell office:value-type="float" office:value="177301" table:style-name="ce7">
            <text:p>177.301</text:p>
          </table:table-cell>
          <table:table-cell office:value-type="percentage" office:value="0.66733286661698399" table:style-name="ce49">
            <text:p>66,7%</text:p>
          </table:table-cell>
          <table:table-cell office:value-type="float" office:value="117348" table:style-name="ce7">
            <text:p>117.348</text:p>
          </table:table-cell>
          <table:table-cell office:value-type="percentage" office:value="0.58513089005235597" table:style-name="ce49">
            <text:p>58,5%</text:p>
          </table:table-cell>
          <table:table-cell office:value-type="float" office:value="112576" table:style-name="ce7">
            <text:p>112.576</text:p>
          </table:table-cell>
          <table:table-cell office:value-type="percentage" office:value="0.9078416825263701" table:style-name="ce49">
            <text:p>90,8%</text:p>
          </table:table-cell>
          <table:table-cell office:value-type="float" office:value="298659" table:style-name="ce7">
            <text:p>298.659</text:p>
          </table:table-cell>
          <table:table-cell office:value-type="percentage" office:value="0.98053114196507429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7850" table:style-name="ce7">
            <text:p>47.850</text:p>
          </table:table-cell>
          <table:table-cell office:value-type="percentage" office:value="0.92198308252567485" table:style-name="ce49">
            <text:p>92,2%</text:p>
          </table:table-cell>
          <table:table-cell office:value-type="float" office:value="35384" table:style-name="ce7">
            <text:p>35.384</text:p>
          </table:table-cell>
          <table:table-cell office:value-type="percentage" office:value="0.93034995924591801" table:style-name="ce49">
            <text:p>93,0%</text:p>
          </table:table-cell>
          <table:table-cell office:value-type="float" office:value="31233" table:style-name="ce7">
            <text:p>31.233</text:p>
          </table:table-cell>
          <table:table-cell office:value-type="percentage" office:value="0.69018628599208898" table:style-name="ce49">
            <text:p>69,0%</text:p>
          </table:table-cell>
          <table:table-cell office:value-type="float" office:value="23836" table:style-name="ce7">
            <text:p>23.836</text:p>
          </table:table-cell>
          <table:table-cell office:value-type="percentage" office:value="0.50140939879675206" table:style-name="ce49">
            <text:p>50,1%</text:p>
          </table:table-cell>
          <table:table-cell office:value-type="float" office:value="7953" table:style-name="ce7">
            <text:p>7.953</text:p>
          </table:table-cell>
          <table:table-cell office:value-type="percentage" office:value="0.25208405971663128" table:style-name="ce49">
            <text:p>25,2%</text:p>
          </table:table-cell>
          <table:table-cell office:value-type="float" office:value="3109" table:style-name="ce7">
            <text:p>3.109</text:p>
          </table:table-cell>
          <table:table-cell office:value-type="percentage" office:value="0.1263512964317646" table:style-name="ce49">
            <text:p>12,6%</text:p>
          </table:table-cell>
          <table:table-cell office:value-type="float" office:value="12404" table:style-name="ce7">
            <text:p>12.404</text:p>
          </table:table-cell>
          <table:table-cell office:value-type="percentage" office:value="0.86966276379443319" table:style-name="ce49">
            <text:p>87,0%</text:p>
          </table:table-cell>
          <table:table-cell office:value-type="float" office:value="24798" table:style-name="ce7">
            <text:p>24.798</text:p>
          </table:table-cell>
          <table:table-cell office:value-type="percentage" office:value="0.83828003515651406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19315" table:style-name="ce7">
            <text:p>819.315</text:p>
          </table:table-cell>
          <table:table-cell office:value-type="percentage" office:value="0.92649992310406282" table:style-name="ce49">
            <text:p>92,6%</text:p>
          </table:table-cell>
          <table:table-cell office:value-type="float" office:value="602027" table:style-name="ce7">
            <text:p>602.027</text:p>
          </table:table-cell>
          <table:table-cell office:value-type="percentage" office:value="0.88077709731126319" table:style-name="ce49">
            <text:p>88,1%</text:p>
          </table:table-cell>
          <table:table-cell office:value-type="float" office:value="666703" table:style-name="ce7">
            <text:p>666.703</text:p>
          </table:table-cell>
          <table:table-cell office:value-type="percentage" office:value="0.70637290218681137" table:style-name="ce49">
            <text:p>70,6%</text:p>
          </table:table-cell>
          <table:table-cell office:value-type="float" office:value="534414" table:style-name="ce7">
            <text:p>534.414</text:p>
          </table:table-cell>
          <table:table-cell office:value-type="percentage" office:value="0.51667549684240655" table:style-name="ce49">
            <text:p>51,7%</text:p>
          </table:table-cell>
          <table:table-cell office:value-type="float" office:value="261555" table:style-name="ce7">
            <text:p>261.555</text:p>
          </table:table-cell>
          <table:table-cell office:value-type="percentage" office:value="0.34668255459930464" table:style-name="ce49">
            <text:p>34,7%</text:p>
          </table:table-cell>
          <table:table-cell office:value-type="float" office:value="147340" table:style-name="ce7">
            <text:p>147.340</text:p>
          </table:table-cell>
          <table:table-cell office:value-type="percentage" office:value="0.24263442958513037" table:style-name="ce49">
            <text:p>24,3%</text:p>
          </table:table-cell>
          <table:table-cell office:value-type="float" office:value="184133" table:style-name="ce7">
            <text:p>184.133</text:p>
          </table:table-cell>
          <table:table-cell office:value-type="percentage" office:value="0.76911799104457668" table:style-name="ce49">
            <text:p>76,9%</text:p>
          </table:table-cell>
          <table:table-cell office:value-type="float" office:value="548205" table:style-name="ce7">
            <text:p>548.205</text:p>
          </table:table-cell>
          <table:table-cell office:value-type="percentage" office:value="0.83010551117194931" table:style-name="ce49">
            <text:p>83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57935" table:style-name="ce7">
            <text:p>157.935</text:p>
          </table:table-cell>
          <table:table-cell office:value-type="percentage" office:value="0.89507957018498363" table:style-name="ce49">
            <text:p>89,5%</text:p>
          </table:table-cell>
          <table:table-cell office:value-type="float" office:value="125813" table:style-name="ce7">
            <text:p>125.813</text:p>
          </table:table-cell>
          <table:table-cell office:value-type="percentage" office:value="0.86007164244404644" table:style-name="ce49">
            <text:p>86,0%</text:p>
          </table:table-cell>
          <table:table-cell office:value-type="float" office:value="141031" table:style-name="ce7">
            <text:p>141.031</text:p>
          </table:table-cell>
          <table:table-cell office:value-type="percentage" office:value="0.67888552462464924" table:style-name="ce49">
            <text:p>67,9%</text:p>
          </table:table-cell>
          <table:table-cell office:value-type="float" office:value="114494" table:style-name="ce7">
            <text:p>114.494</text:p>
          </table:table-cell>
          <table:table-cell office:value-type="percentage" office:value="0.49249603186551788" table:style-name="ce49">
            <text:p>49,2%</text:p>
          </table:table-cell>
          <table:table-cell office:value-type="float" office:value="49027" table:style-name="ce7">
            <text:p>49.027</text:p>
          </table:table-cell>
          <table:table-cell office:value-type="percentage" office:value="0.28893118974093018" table:style-name="ce49">
            <text:p>28,9%</text:p>
          </table:table-cell>
          <table:table-cell office:value-type="float" office:value="34143" table:style-name="ce7">
            <text:p>34.143</text:p>
          </table:table-cell>
          <table:table-cell office:value-type="percentage" office:value="0.23697251526929483" table:style-name="ce49">
            <text:p>23,7%</text:p>
          </table:table-cell>
          <table:table-cell office:value-type="float" office:value="48966" table:style-name="ce7">
            <text:p>48.966</text:p>
          </table:table-cell>
          <table:table-cell office:value-type="percentage" office:value="0.73422200896672718" table:style-name="ce49">
            <text:p>73,4%</text:p>
          </table:table-cell>
          <table:table-cell office:value-type="float" office:value="107663" table:style-name="ce7">
            <text:p>107.663</text:p>
          </table:table-cell>
          <table:table-cell office:value-type="percentage" office:value="0.81683547665111333" table:style-name="ce49">
            <text:p>8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145" table:style-name="ce7">
            <text:p>92.145</text:p>
          </table:table-cell>
          <table:table-cell office:value-type="percentage" office:value="0.93865555634785625" table:style-name="ce49">
            <text:p>93,9%</text:p>
          </table:table-cell>
          <table:table-cell office:value-type="float" office:value="69232" table:style-name="ce7">
            <text:p>69.232</text:p>
          </table:table-cell>
          <table:table-cell office:value-type="percentage" office:value="0.95832122143321841" table:style-name="ce49">
            <text:p>95,8%</text:p>
          </table:table-cell>
          <table:table-cell office:value-type="float" office:value="68725" table:style-name="ce7">
            <text:p>68.725</text:p>
          </table:table-cell>
          <table:table-cell office:value-type="percentage" office:value="0.74595680017366761" table:style-name="ce49">
            <text:p>74,6%</text:p>
          </table:table-cell>
          <table:table-cell office:value-type="float" office:value="52194" table:style-name="ce7">
            <text:p>52.194</text:p>
          </table:table-cell>
          <table:table-cell office:value-type="percentage" office:value="0.54453834115805944" table:style-name="ce49">
            <text:p>54,5%</text:p>
          </table:table-cell>
          <table:table-cell office:value-type="float" office:value="23175" table:style-name="ce7">
            <text:p>23.175</text:p>
          </table:table-cell>
          <table:table-cell office:value-type="percentage" office:value="0.35615491009681882" table:style-name="ce49">
            <text:p>35,6%</text:p>
          </table:table-cell>
          <table:table-cell office:value-type="float" office:value="11102" table:style-name="ce7">
            <text:p>11.102</text:p>
          </table:table-cell>
          <table:table-cell office:value-type="percentage" office:value="0.18964486428315197" table:style-name="ce49">
            <text:p>19,0%</text:p>
          </table:table-cell>
          <table:table-cell office:value-type="float" office:value="19928" table:style-name="ce7">
            <text:p>19.928</text:p>
          </table:table-cell>
          <table:table-cell office:value-type="percentage" office:value="0.83664301607960034" table:style-name="ce49">
            <text:p>83,7%</text:p>
          </table:table-cell>
          <table:table-cell office:value-type="float" office:value="60077" table:style-name="ce7">
            <text:p>60.077</text:p>
          </table:table-cell>
          <table:table-cell office:value-type="percentage" office:value="0.89031980793740184" table:style-name="ce49">
            <text:p>89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2916" table:style-name="ce7">
            <text:p>342.916</text:p>
          </table:table-cell>
          <table:table-cell office:value-type="percentage" office:value="0.91295758898857859" table:style-name="ce49">
            <text:p>91,3%</text:p>
          </table:table-cell>
          <table:table-cell office:value-type="float" office:value="249144" table:style-name="ce7">
            <text:p>249.144</text:p>
          </table:table-cell>
          <table:table-cell office:value-type="percentage" office:value="0.9056291029639485" table:style-name="ce49">
            <text:p>90,6%</text:p>
          </table:table-cell>
          <table:table-cell office:value-type="float" office:value="249210" table:style-name="ce7">
            <text:p>249.210</text:p>
          </table:table-cell>
          <table:table-cell office:value-type="percentage" office:value="0.76961560910531146" table:style-name="ce49">
            <text:p>77,0%</text:p>
          </table:table-cell>
          <table:table-cell office:value-type="float" office:value="171998" table:style-name="ce7">
            <text:p>171.998</text:p>
          </table:table-cell>
          <table:table-cell office:value-type="percentage" office:value="0.53411878691517967" table:style-name="ce49">
            <text:p>53,4%</text:p>
          </table:table-cell>
          <table:table-cell office:value-type="float" office:value="64541" table:style-name="ce7">
            <text:p>64.541</text:p>
          </table:table-cell>
          <table:table-cell office:value-type="percentage" office:value="0.31211494008298435" table:style-name="ce49">
            <text:p>31,2%</text:p>
          </table:table-cell>
          <table:table-cell office:value-type="float" office:value="33520" table:style-name="ce7">
            <text:p>33.520</text:p>
          </table:table-cell>
          <table:table-cell office:value-type="percentage" office:value="0.19661553802387308" table:style-name="ce49">
            <text:p>19,7%</text:p>
          </table:table-cell>
          <table:table-cell office:value-type="float" office:value="79866" table:style-name="ce7">
            <text:p>79.866</text:p>
          </table:table-cell>
          <table:table-cell office:value-type="percentage" office:value="0.80677616825262133" table:style-name="ce49">
            <text:p>80,7%</text:p>
          </table:table-cell>
          <table:table-cell office:value-type="float" office:value="191865" table:style-name="ce7">
            <text:p>191.865</text:p>
          </table:table-cell>
          <table:table-cell office:value-type="percentage" office:value="0.86903252106169038" table:style-name="ce49">
            <text:p>86,9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574" table:style-name="ce7">
            <text:p>5.574</text:p>
          </table:table-cell>
          <table:table-cell office:value-type="percentage" office:value="0.85164247517188696" table:style-name="ce49">
            <text:p>85,2%</text:p>
          </table:table-cell>
          <table:table-cell office:value-type="float" office:value="6584" table:style-name="ce7">
            <text:p>6.584</text:p>
          </table:table-cell>
          <table:table-cell office:value-type="percentage" office:value="0.83162814197296953" table:style-name="ce49">
            <text:p>83,2%</text:p>
          </table:table-cell>
          <table:table-cell office:value-type="float" office:value="7155" table:style-name="ce7">
            <text:p>7.155</text:p>
          </table:table-cell>
          <table:table-cell office:value-type="percentage" office:value="0.6604818609803379" table:style-name="ce49">
            <text:p>66,0%</text:p>
          </table:table-cell>
          <table:table-cell office:value-type="float" office:value="5902" table:style-name="ce7">
            <text:p>5.902</text:p>
          </table:table-cell>
          <table:table-cell office:value-type="percentage" office:value="0.5207340744662079" table:style-name="ce49">
            <text:p>52,1%</text:p>
          </table:table-cell>
          <table:table-cell office:value-type="float" office:value="3009" table:style-name="ce7">
            <text:p>3.009</text:p>
          </table:table-cell>
          <table:table-cell office:value-type="percentage" office:value="0.32306205711831654" table:style-name="ce49">
            <text:p>32,3%</text:p>
          </table:table-cell>
          <table:table-cell office:value-type="float" office:value="1528" table:style-name="ce7">
            <text:p>1.528</text:p>
          </table:table-cell>
          <table:table-cell office:value-type="percentage" office:value="0.16885843739639739" table:style-name="ce49">
            <text:p>16,9%</text:p>
          </table:table-cell>
          <table:table-cell office:value-type="float" office:value="1554" table:style-name="ce7">
            <text:p>1.554</text:p>
          </table:table-cell>
          <table:table-cell office:value-type="percentage" office:value="0.40175801447776627" table:style-name="ce49">
            <text:p>40,2%</text:p>
          </table:table-cell>
          <table:table-cell office:value-type="float" office:value="7571" table:style-name="ce7">
            <text:p>7.571</text:p>
          </table:table-cell>
          <table:table-cell office:value-type="percentage" office:value="0.84734191382204815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57" table:style-name="ce7">
            <text:p>4.157</text:p>
          </table:table-cell>
          <table:table-cell office:value-type="percentage" office:value="0.76754062038404725" table:style-name="ce49">
            <text:p>76,8%</text:p>
          </table:table-cell>
          <table:table-cell office:value-type="float" office:value="5063" table:style-name="ce7">
            <text:p>5.063</text:p>
          </table:table-cell>
          <table:table-cell office:value-type="percentage" office:value="0.68622933044185419" table:style-name="ce49">
            <text:p>68,6%</text:p>
          </table:table-cell>
          <table:table-cell office:value-type="float" office:value="6210" table:style-name="ce7">
            <text:p>6.210</text:p>
          </table:table-cell>
          <table:table-cell office:value-type="percentage" office:value="0.62131065532766383" table:style-name="ce49">
            <text:p>62,1%</text:p>
          </table:table-cell>
          <table:table-cell office:value-type="float" office:value="5236" table:style-name="ce7">
            <text:p>5.236</text:p>
          </table:table-cell>
          <table:table-cell office:value-type="percentage" office:value="0.49961832061068701" table:style-name="ce49">
            <text:p>50,0%</text:p>
          </table:table-cell>
          <table:table-cell office:value-type="float" office:value="2527" table:style-name="ce7">
            <text:p>2.527</text:p>
          </table:table-cell>
          <table:table-cell office:value-type="percentage" office:value="0.2821887213847013" table:style-name="ce49">
            <text:p>28,2%</text:p>
          </table:table-cell>
          <table:table-cell office:value-type="float" office:value="1861" table:style-name="ce7">
            <text:p>1.861</text:p>
          </table:table-cell>
          <table:table-cell office:value-type="percentage" office:value="0.20802593337804606" table:style-name="ce49">
            <text:p>20,8%</text:p>
          </table:table-cell>
          <table:table-cell office:value-type="float" office:value="1298" table:style-name="ce7">
            <text:p>1.298</text:p>
          </table:table-cell>
          <table:table-cell office:value-type="percentage" office:value="0.28729526339088091" table:style-name="ce49">
            <text:p>28,7%</text:p>
          </table:table-cell>
          <table:table-cell office:value-type="float" office:value="6044" table:style-name="ce7">
            <text:p>6.044</text:p>
          </table:table-cell>
          <table:table-cell office:value-type="percentage" office:value="0.84959235310655046" table:style-name="ce49">
            <text:p>85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282" table:style-name="ce7">
            <text:p>2.282</text:p>
          </table:table-cell>
          <table:table-cell office:value-type="percentage" office:value="0.63814317673378074" table:style-name="ce49">
            <text:p>63,8%</text:p>
          </table:table-cell>
          <table:table-cell office:value-type="float" office:value="6244" table:style-name="ce7">
            <text:p>6.244</text:p>
          </table:table-cell>
          <table:table-cell office:value-type="percentage" office:value="0.67255493321844029" table:style-name="ce49">
            <text:p>67,3%</text:p>
          </table:table-cell>
          <table:table-cell office:value-type="float" office:value="13121" table:style-name="ce7">
            <text:p>13.121</text:p>
          </table:table-cell>
          <table:table-cell office:value-type="percentage" office:value="0.6061628014413748" table:style-name="ce49">
            <text:p>60,6%</text:p>
          </table:table-cell>
          <table:table-cell office:value-type="float" office:value="11266" table:style-name="ce7">
            <text:p>11.266</text:p>
          </table:table-cell>
          <table:table-cell office:value-type="percentage" office:value="0.35911003442560246" table:style-name="ce49">
            <text:p>35,9%</text:p>
          </table:table-cell>
          <table:table-cell office:value-type="float" office:value="5991" table:style-name="ce7">
            <text:p>5.991</text:p>
          </table:table-cell>
          <table:table-cell office:value-type="percentage" office:value="0.2523907823229557" table:style-name="ce49">
            <text:p>25,2%</text:p>
          </table:table-cell>
          <table:table-cell office:value-type="float" office:value="1159" table:style-name="ce7">
            <text:p>1.159</text:p>
          </table:table-cell>
          <table:table-cell office:value-type="percentage" office:value="0.9118804091266719" table:style-name="ce49">
            <text:p>91,2%</text:p>
          </table:table-cell>
          <table:table-cell office:value-type="float" office:value="23324" table:style-name="ce7">
            <text:p>23.324</text:p>
          </table:table-cell>
          <table:table-cell office:value-type="percentage" office:value="0.43889955214331416" table:style-name="ce49">
            <text:p>43,9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52" table:style-name="ce7">
            <text:p>52</text:p>
          </table:table-cell>
          <table:table-cell office:value-type="percentage" office:value="0.66666666666666663" table:style-name="ce52">
            <text:p>66,7%</text:p>
          </table:table-cell>
          <table:table-cell office:value-type="float" office:value="213" table:style-name="ce7">
            <text:p>213</text:p>
          </table:table-cell>
          <table:table-cell office:value-type="percentage" office:value="0.74475524475524479" table:style-name="ce52">
            <text:p>74,5%</text:p>
          </table:table-cell>
          <table:table-cell office:value-type="float" office:value="488" table:style-name="ce7">
            <text:p>488</text:p>
          </table:table-cell>
          <table:table-cell office:value-type="percentage" office:value="0.56221198156682028" table:style-name="ce52">
            <text:p>56,2%</text:p>
          </table:table-cell>
          <table:table-cell office:value-type="float" office:value="595" table:style-name="ce7">
            <text:p>595</text:p>
          </table:table-cell>
          <table:table-cell office:value-type="percentage" office:value="0.32854776366648258" table:style-name="ce52">
            <text:p>32,9%</text:p>
          </table:table-cell>
          <table:table-cell office:value-type="float" office:value="557" table:style-name="ce7">
            <text:p>557</text:p>
          </table:table-cell>
          <table:table-cell office:value-type="percentage" office:value="0.25090090090090089" table:style-name="ce52">
            <text:p>25,1%</text:p>
          </table:table-cell>
          <table:table-cell office:value-type="float" office:value="524" table:style-name="ce7">
            <text:p>524</text:p>
          </table:table-cell>
          <table:table-cell office:value-type="percentage" office:value="0.26384692849949648" table:style-name="ce52">
            <text:p>26,4%</text:p>
          </table:table-cell>
          <table:table-cell office:value-type="float" office:value="1028" table:style-name="ce7">
            <text:p>1.028</text:p>
          </table:table-cell>
          <table:table-cell office:value-type="percentage" office:value="0.23018360949395433" table:style-name="ce52">
            <text:p>23,0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20253" table:style-name="ce67">
            <text:p>6.320.253</text:p>
          </table:table-cell>
          <table:table-cell office:value-type="percentage" office:value="0.92173365326322221" table:style-name="ce68">
            <text:p>92,17%</text:p>
          </table:table-cell>
          <table:table-cell office:value-type="float" office:value="4807167" table:style-name="ce67">
            <text:p>4.807.167</text:p>
          </table:table-cell>
          <table:table-cell office:value-type="percentage" office:value="0.91222159895675992" table:style-name="ce68">
            <text:p>91,22%</text:p>
          </table:table-cell>
          <table:table-cell office:value-type="float" office:value="4981298" table:style-name="ce67">
            <text:p>4.981.298</text:p>
          </table:table-cell>
          <table:table-cell office:value-type="percentage" office:value="0.74328139776888658" table:style-name="ce68">
            <text:p>74,33%</text:p>
          </table:table-cell>
          <table:table-cell office:value-type="float" office:value="3941908" table:style-name="ce67">
            <text:p>3.941.908</text:p>
          </table:table-cell>
          <table:table-cell office:value-type="percentage" office:value="0.5612341859109562" table:style-name="ce68">
            <text:p>56,12%</text:p>
          </table:table-cell>
          <table:table-cell office:value-type="float" office:value="1796068" table:style-name="ce67">
            <text:p>1.796.068</text:p>
          </table:table-cell>
          <table:table-cell office:value-type="percentage" office:value="0.36070663691150412" table:style-name="ce68">
            <text:p>36,07%</text:p>
          </table:table-cell>
          <table:table-cell office:value-type="float" office:value="954405" table:style-name="ce67">
            <text:p>954.405</text:p>
          </table:table-cell>
          <table:table-cell office:value-type="percentage" office:value="0.23403631320191828" table:style-name="ce68">
            <text:p>23,40%</text:p>
          </table:table-cell>
          <table:table-cell office:value-type="float" office:value="1460575" table:style-name="ce67">
            <text:p>1.460.575</text:p>
          </table:table-cell>
          <table:table-cell office:value-type="percentage" office:value="0.73660796464059863" table:style-name="ce68">
            <text:p>73,66%</text:p>
          </table:table-cell>
          <table:table-cell office:value-type="float" office:value="4198544" table:style-name="ce67">
            <text:p>4.198.544</text:p>
          </table:table-cell>
          <table:table-cell office:value-type="percentage" office:value="0.86991917927399132" table:style-name="ce68">
            <text:p>86,99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25633" table:style-name="ce75">
            <text:p>625.633</text:p>
          </table:table-cell>
          <table:table-cell office:value-type="float" office:value="402032" table:style-name="ce75">
            <text:p>402.032</text:p>
          </table:table-cell>
          <table:table-cell office:value-type="percentage" office:value="0.64260037434086759" table:style-name="ce76">
            <text:p>64,26%</text:p>
          </table:table-cell>
          <table:table-cell office:value-type="date" office:date-value="2022-02-08T00:00:00" table:style-name="ce77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89551" table:style-name="ce79">
            <text:p>89.551</text:p>
          </table:table-cell>
          <table:table-cell office:value-type="float" office:value="48965" table:style-name="ce79">
            <text:p>48.965</text:p>
          </table:table-cell>
          <table:table-cell office:value-type="percentage" office:value="0.54678339717032753" table:style-name="ce80">
            <text:p>54,68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3486" table:style-name="ce79">
            <text:p>53.486</text:p>
          </table:table-cell>
          <table:table-cell office:value-type="float" office:value="39682" table:style-name="ce79">
            <text:p>39.682</text:p>
          </table:table-cell>
          <table:table-cell office:value-type="percentage" office:value="0.741913771828142" table:style-name="ce80">
            <text:p>74,19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404" table:style-name="ce79">
            <text:p>84.404</text:p>
          </table:table-cell>
          <table:table-cell office:value-type="float" office:value="28721" table:style-name="ce79">
            <text:p>28.721</text:p>
          </table:table-cell>
          <table:table-cell office:value-type="percentage" office:value="0.34028008151272454" table:style-name="ce80">
            <text:p>34,03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3490" table:style-name="ce79">
            <text:p>133.490</text:p>
          </table:table-cell>
          <table:table-cell office:value-type="float" office:value="69730" table:style-name="ce79">
            <text:p>69.730</text:p>
          </table:table-cell>
          <table:table-cell office:value-type="percentage" office:value="0.522361225559967" table:style-name="ce80">
            <text:p>52,24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6806" table:style-name="ce79">
            <text:p>36.806</text:p>
          </table:table-cell>
          <table:table-cell office:value-type="float" office:value="23039" table:style-name="ce79">
            <text:p>23.039</text:p>
          </table:table-cell>
          <table:table-cell office:value-type="percentage" office:value="0.62595772428408414" table:style-name="ce80">
            <text:p>62,60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6938" table:style-name="ce79">
            <text:p>136.938</text:p>
          </table:table-cell>
          <table:table-cell office:value-type="float" office:value="92668" table:style-name="ce79">
            <text:p>92.668</text:p>
          </table:table-cell>
          <table:table-cell office:value-type="percentage" office:value="0.6767150097124246" table:style-name="ce80">
            <text:p>67,67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7544" table:style-name="ce79">
            <text:p>147.544</text:p>
          </table:table-cell>
          <table:table-cell office:value-type="float" office:value="91594" table:style-name="ce79">
            <text:p>91.594</text:p>
          </table:table-cell>
          <table:table-cell office:value-type="percentage" office:value="0.62079108604890743" table:style-name="ce80">
            <text:p>62,08%</text:p>
          </table:table-cell>
          <table:table-cell office:value-type="date" office:date-value="2022-02-07T00:00:00" table:style-name="ce81">
            <text:p>07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59033" table:style-name="ce79">
            <text:p>559.033</text:p>
          </table:table-cell>
          <table:table-cell office:value-type="float" office:value="223128" table:style-name="ce79">
            <text:p>223.128</text:p>
          </table:table-cell>
          <table:table-cell office:value-type="percentage" office:value="0.39913207270411588" table:style-name="ce80">
            <text:p>39,91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52220" table:style-name="ce79">
            <text:p>352.220</text:p>
          </table:table-cell>
          <table:table-cell office:value-type="float" office:value="221768" table:style-name="ce79">
            <text:p>221.768</text:p>
          </table:table-cell>
          <table:table-cell office:value-type="percentage" office:value="0.62962920901709163" table:style-name="ce80">
            <text:p>62,96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7546" table:style-name="ce79">
            <text:p>67.546</text:p>
          </table:table-cell>
          <table:table-cell office:value-type="float" office:value="50083" table:style-name="ce79">
            <text:p>50.083</text:p>
          </table:table-cell>
          <table:table-cell office:value-type="percentage" office:value="0.74146507565214814" table:style-name="ce80">
            <text:p>74,15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3059" table:style-name="ce79">
            <text:p>153.059</text:p>
          </table:table-cell>
          <table:table-cell office:value-type="float" office:value="125403" table:style-name="ce79">
            <text:p>125.403</text:p>
          </table:table-cell>
          <table:table-cell office:value-type="percentage" office:value="0.81931150732723979" table:style-name="ce80">
            <text:p>81,93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1936" table:style-name="ce79">
            <text:p>21.936</text:p>
          </table:table-cell>
          <table:table-cell office:value-type="float" office:value="13686" table:style-name="ce79">
            <text:p>13.686</text:p>
          </table:table-cell>
          <table:table-cell office:value-type="percentage" office:value="0.6239059080962801" table:style-name="ce80">
            <text:p>62,39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1254" table:style-name="ce79">
            <text:p>491.254</text:p>
          </table:table-cell>
          <table:table-cell office:value-type="float" office:value="226614" table:style-name="ce79">
            <text:p>226.614</text:p>
          </table:table-cell>
          <table:table-cell office:value-type="percentage" office:value="0.46129700725083156" table:style-name="ce80">
            <text:p>46,13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0647" table:style-name="ce79">
            <text:p>120.647</text:p>
          </table:table-cell>
          <table:table-cell office:value-type="float" office:value="64087" table:style-name="ce79">
            <text:p>64.087</text:p>
          </table:table-cell>
          <table:table-cell office:value-type="percentage" office:value="0.53119431067494427" table:style-name="ce80">
            <text:p>53,12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48816" table:style-name="ce79">
            <text:p>48.816</text:p>
          </table:table-cell>
          <table:table-cell office:value-type="float" office:value="25650" table:style-name="ce79">
            <text:p>25.650</text:p>
          </table:table-cell>
          <table:table-cell office:value-type="percentage" office:value="0.52544247787610621" table:style-name="ce80">
            <text:p>52,54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7320" table:style-name="ce79">
            <text:p>147.320</text:p>
          </table:table-cell>
          <table:table-cell office:value-type="float" office:value="78667" table:style-name="ce79">
            <text:p>78.667</text:p>
          </table:table-cell>
          <table:table-cell office:value-type="percentage" office:value="0.53398723866413245" table:style-name="ce80">
            <text:p>53,40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7952" table:style-name="ce79">
            <text:p>7.952</text:p>
          </table:table-cell>
          <table:table-cell office:value-type="float" office:value="2841" table:style-name="ce79">
            <text:p>2.841</text:p>
          </table:table-cell>
          <table:table-cell office:value-type="percentage" office:value="0.35726861167002011" table:style-name="ce80">
            <text:p>35,73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76" table:style-name="ce79">
            <text:p>9.776</text:p>
          </table:table-cell>
          <table:table-cell office:value-type="float" office:value="3243" table:style-name="ce79">
            <text:p>3.243</text:p>
          </table:table-cell>
          <table:table-cell office:value-type="percentage" office:value="0.33173076923076922" table:style-name="ce80">
            <text:p>33,17%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8T00:00:00" table:style-name="ce81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2-08T00:00:00" table:style-name="ce85">
            <text:p>08/02/2022</text:p>
          </table:table-cell>
          <table:table-cell table:number-columns-repeated="6" table:style-name="ce1"/>
          <table:table-cell table:style-name="ce69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287411" table:style-name="ce87">
            <text:p>3.287.411</text:p>
          </table:table-cell>
          <table:table-cell office:value-type="float" office:value="1831601" table:style-name="ce87">
            <text:p>1.831.601</text:p>
          </table:table-cell>
          <table:table-cell office:value-type="percentage" office:value="0.55715607205792039" table:style-name="ce88">
            <text:p>55,72%</text:p>
          </table:table-cell>
          <table:table-cell table:style-name="ce89"/>
          <table:table-cell table:number-columns-repeated="6" table:style-name="ce1"/>
          <table:table-cell table:style-name="ce69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9T15:25:46Z</dc:date>
  </office:meta>
</office:document-meta>
</file>